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49.53mm"/>
    </style:style>
    <style:style style:name="co7" style:family="table-column">
      <style:table-column-properties fo:break-before="auto" style:column-width="33.23mm"/>
    </style:style>
    <style:style style:name="co8" style:family="table-column">
      <style:table-column-properties fo:break-before="auto" style:column-width="135.24mm"/>
    </style:style>
    <style:style style:name="co9" style:family="table-column">
      <style:table-column-properties fo:break-before="auto" style:column-width="15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U&quot;;&quot;TU&quot;;&quot;TS&quot;;&quot;&quot;)" table:allow-empty-cell="true" table:display-list="unsorted" table:base-cell-address="'TUC Unions'.B2">
          <table:error-message table:message-type="stop" table:display="true"/>
        </table:content-validation>
      </table:content-validations>
      <table:table table:name="TUC Union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cronym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Founding year</text:p>
          </table:table-cell>
        </table:table-row>
        <table:table-row table:style-name="ro1">
          <table:table-cell office:value-type="string" calcext:value-type="string">
            <text:p>BFAWU</text:p>
          </table:table-cell>
          <table:table-cell office:value-type="string" calcext:value-type="string">
            <text:p>Bakers, Food and Allied Workers Union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EIS</text:p>
          </table:table-cell>
          <table:table-cell office:value-type="string" calcext:value-type="string">
            <text:p>Educational Institute of Scotland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table:number-columns-repeated="2" office:value-type="string" calcext:value-type="string">
            <text:p>Nautilus International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National Union of Teachers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ASLEF</text:p>
          </table:table-cell>
          <table:table-cell office:value-type="string" calcext:value-type="string">
            <text:p>Associated Society of Locomotive Engineers and Firemen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URTU</text:p>
          </table:table-cell>
          <table:table-cell office:value-type="string" calcext:value-type="string">
            <text:p>United Road Transport Union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USDAW</text:p>
          </table:table-cell>
          <table:table-cell office:value-type="string" calcext:value-type="string">
            <text:p>Union of Shop, Distributive and Allied Workers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sicians’ Union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hartered Society of Physiotherapy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NAHT</text:p>
          </table:table-cell>
          <table:table-cell office:value-type="string" calcext:value-type="string">
            <text:p>National Association of Head Teachers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TSSA</text:p>
          </table:table-cell>
          <table:table-cell office:value-type="string" calcext:value-type="string">
            <text:p>Transport Salaried Staffs’ Association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NUJ</text:p>
          </table:table-cell>
          <table:table-cell office:value-type="string" calcext:value-type="string">
            <text:p>National Union of Journalists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PFA</text:p>
          </table:table-cell>
          <table:table-cell office:value-type="string" calcext:value-type="string">
            <text:p>Professional Footballers’ Association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number-columns-repeated="2" office:value-type="string" calcext:value-type="string">
            <text:p>Napo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NACO</text:p>
          </table:table-cell>
          <table:table-cell office:value-type="string" calcext:value-type="string">
            <text:p>National Association of Co-operative Officials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table:number-columns-repeated="2" office:value-type="string" calcext:value-type="string">
            <text:p>FDA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FBU</text:p>
          </table:table-cell>
          <table:table-cell office:value-type="string" calcext:value-type="string">
            <text:p>Fire Brigades’ Union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ociety of Radiographers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number-columns-repeated="2" office:value-type="string" calcext:value-type="string">
            <text:p>GMB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table:number-columns-repeated="2" office:value-type="string" calcext:value-type="string">
            <text:p>Equity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BDA</text:p>
          </table:table-cell>
          <table:table-cell office:value-type="string" calcext:value-type="string">
            <text:p>The British Dietetic Association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BALPA</text:p>
          </table:table-cell>
          <table:table-cell office:value-type="string" calcext:value-type="string">
            <text:p>British Air Line Pilots’ Association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BOS TU</text:p>
          </table:table-cell>
          <table:table-cell office:value-type="string" calcext:value-type="string">
            <text:p>British Orthoptic Society Trade Union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POA</text:p>
          </table:table-cell>
          <table:table-cell office:value-type="string" calcext:value-type="string">
            <text:p>The professional trade union for prison, correctional and secure psychiatric workers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UCAC</text:p>
          </table:table-cell>
          <table:table-cell office:value-type="string" calcext:value-type="string">
            <text:p>Undeb Cenedlaethol Athrawon Cymru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AFA-CWA</text:p>
          </table:table-cell>
          <table:table-cell office:value-type="string" calcext:value-type="string">
            <text:p>Association of Flight Attendants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ational Union of Mineworkers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office:value-type="string" calcext:value-type="string">
            <text:p>The Society of Chiropodists and Podiatrists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HCSA</text:p>
          </table:table-cell>
          <table:table-cell office:value-type="string" calcext:value-type="string">
            <text:p>Hospital Consultants and Specialists Association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WGGB</text:p>
          </table:table-cell>
          <table:table-cell office:value-type="string" calcext:value-type="string">
            <text:p>Writers’ Guild of Great Britain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AEP</text:p>
          </table:table-cell>
          <table:table-cell office:value-type="string" calcext:value-type="string">
            <text:p>Association of Educational Psychologists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table:number-columns-repeated="2" office:value-type="string" calcext:value-type="string">
            <text:p>Aegis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UCATT</text:p>
          </table:table-cell>
          <table:table-cell office:value-type="string" calcext:value-type="string">
            <text:p>Union of Construction, Allied Trades and Technicians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BSU</text:p>
          </table:table-cell>
          <table:table-cell office:value-type="string" calcext:value-type="string">
            <text:p>Britannia Staff Union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NASS</text:p>
          </table:table-cell>
          <table:table-cell office:value-type="string" calcext:value-type="string">
            <text:p>National Association of Stable Staff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NASUWT</text:p>
          </table:table-cell>
          <table:table-cell office:value-type="string" calcext:value-type="string">
            <text:p>National Association of Schoolmasters Union of Women Teachers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The Royal College of Midwives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string" calcext:value-type="string">
            <text:p>Advance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table:number-columns-repeated="2" office:value-type="string" calcext:value-type="string">
            <text:p>Accord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Association of Teachers and Lecturers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RMT</text:p>
          </table:table-cell>
          <table:table-cell office:value-type="string" calcext:value-type="string">
            <text:p>National Union of Rail, Maritime and Transport Workers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NGSU</text:p>
          </table:table-cell>
          <table:table-cell office:value-type="string" calcext:value-type="string">
            <text:p>Nationwide Group Staff Union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BECTU</text:p>
          </table:table-cell>
          <table:table-cell office:value-type="string" calcext:value-type="string">
            <text:p>Broadcasting, Entertainment, Cinematograph and Theatre Union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table:number-columns-repeated="2" office:value-type="string" calcext:value-type="string">
            <text:p>UNISON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CWU</text:p>
          </table:table-cell>
          <table:table-cell office:value-type="string" calcext:value-type="string">
            <text:p>Communication Workers Union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PCS</text:p>
          </table:table-cell>
          <table:table-cell office:value-type="string" calcext:value-type="string">
            <text:p>Public and Commercial Services Union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table:number-columns-repeated="2" office:value-type="string" calcext:value-type="string">
            <text:p>Prospect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2" office:value-type="string" calcext:value-type="string">
            <text:p>Staff Union West Bromwich Building Society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table:number-columns-repeated="2" office:value-type="string" calcext:value-type="string">
            <text:p>Community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UCU</text:p>
          </table:table-cell>
          <table:table-cell office:value-type="string" calcext:value-type="string">
            <text:p>University and College Union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Unite</text:p>
          </table:table-cell>
          <table:table-cell office:value-type="string" calcext:value-type="string">
            <text:p>Unite the Union</text:p>
          </table:table-cell>
          <table:table-cell office:value-type="float" office:value="2007" calcext:value-type="float">
            <text:p>2007</text:p>
          </table:table-cell>
        </table:table-row>
      </table:table>
      <table:table table:name="GTUUID - United Kingdom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arent GTUUID</text:p>
          </table:table-cell>
          <table:table-cell table:style-name="ce1" table:content-validation-name="val1" office:value-type="string" calcext:value-type="string">
            <text:p>Entity Code</text:p>
          </table:table-cell>
          <table:table-cell table:style-name="ce1" office:value-type="string" calcext:value-type="string">
            <text:p>Country Code</text:p>
          </table:table-cell>
          <table:table-cell table:style-name="ce1" office:value-type="string" calcext:value-type="string">
            <text:p>Industry Grouping</text:p>
          </table:table-cell>
          <table:table-cell table:style-name="ce1" office:value-type="string" calcext:value-type="string">
            <text:p>Entity Space</text:p>
          </table:table-cell>
          <table:table-cell table:style-name="ce1" office:value-type="string" calcext:value-type="string">
            <text:p>Prefix Template</text:p>
          </table:table-cell>
          <table:table-cell table:style-name="ce1" office:value-type="string" calcext:value-type="string">
            <text:p>Remaining In Entity Space</text:p>
          </table:table-cell>
          <table:table-cell table:style-name="ce1" office:value-type="string" calcext:value-type="string">
            <text:p>ID In entity space</text:p>
          </table:table-cell>
          <table:table-cell table:style-name="ce1" office:value-type="string" calcext:value-type="string">
            <text:p>Name of Entity</text:p>
          </table:table-cell>
          <table:table-cell table:style-name="ce1" office:value-type="string" calcext:value-type="string">
            <text:p>GTUUID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GP:001:X0-99:0000000000</text:p>
          </table:table-cell>
          <table:table-cell table:content-validation-name="val1" office:value-type="string" calcext:value-type="string">
            <text:p>C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X0-99</text:p>
          </table:table-cell>
          <table:table-cell table:formula="of:=CONCATENATE([.B2];&quot;:&quot;;[.C2])" office:value-type="string" office:string-value="CU:826" calcext:value-type="string">
            <text:p>C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:.E255355];[.E2])" office:value-type="float" office:value="9999999996" calcext:value-type="float">
            <text:p>9999999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reat Britain Non-Confederated Parent</text:p>
          </table:table-cell>
          <table:table-cell table:formula="of:=CONCATENATE(&quot;{&quot;;[.A2];&quot;}::&quot;;[.E2];&quot;:&quot;;[.D2];&quot;:&quot;;LEFT([.F2];LEN([.F2])-LEN([.H2]));[.H2])" office:value-type="string" office:string-value="{GP:001:X0-99:0000000000}::CU:826:X0-99:0000000000" calcext:value-type="string">
            <text:p>{GP:001:X0-99:0000000000}::CU:826:X0-99:0000000000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]);&quot;%TYPE%&quot;;[.B2]);&quot;%INDUSTRY%&quot;;[.D2]);&quot;%PARENT%&quot;;[.A2]);&quot;%GTUUID%&quot;;[.J2])" office:value-type="string" office:string-value="{ 'name' : 'Great Britain Non-Confederated Parent', 'type' : 'CU', 'industrycode' : 'X0-99','parent' : 'GP:001:X0-99:0000000000','GTUUID':'{GP:001:X0-99:0000000000}::CU:826:X0-99:0000000000'}," calcext:value-type="string">
            <text:p>{ 'name' : 'Great Britain Non-Confederated Parent', 'type' : 'CU', 'industrycode' : 'X0-99','parent' : 'GP:001:X0-99:0000000000','GTUUID':'{GP:001:X0-99:0000000000}::CU:826:X0-99:0000000000'},</text:p>
          </table:table-cell>
        </table:table-row>
        <table:table-row table:style-name="ro1">
          <table:table-cell office:value-type="string" calcext:value-type="string">
            <text:p>GP:001:X0-99:0000000000</text:p>
          </table:table-cell>
          <table:table-cell table:content-validation-name="val1" office:value-type="string" calcext:value-type="string">
            <text:p>C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X0-99</text:p>
          </table:table-cell>
          <table:table-cell table:formula="of:=CONCATENATE([.B3];&quot;:&quot;;[.C3])" office:value-type="string" office:string-value="CU:826" calcext:value-type="string">
            <text:p>C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:.E255356];[.E3])" office:value-type="float" office:value="9999999997" calcext:value-type="float">
            <text:p>9999999997</text:p>
          </table:table-cell>
          <table:table-cell table:formula="of:=COUNTIF([.$E$3:.$E$25536];[.E3])-COUNTIF(INDIRECT(CONCATENATE(&quot;$E$&quot;;ROW()+1;&quot;:$E$255355&quot;));[.E3])" office:value-type="float" office:value="1" calcext:value-type="float">
            <text:p>1</text:p>
          </table:table-cell>
          <table:table-cell office:value-type="string" calcext:value-type="string">
            <text:p>Trades Union Congress</text:p>
          </table:table-cell>
          <table:table-cell table:formula="of:=CONCATENATE(&quot;{&quot;;[.A3];&quot;}::&quot;;[.E3];&quot;:&quot;;[.D3];&quot;:&quot;;LEFT([.F3];LEN([.F3])-LEN([.H3]));[.H3])" office:value-type="string" office:string-value="{GP:001:X0-99:0000000000}::CU:826:X0-99:0000000001" calcext:value-type="string">
            <text:p>{GP:001:X0-99:0000000000}::CU:826:X0-99:0000000001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]);&quot;%TYPE%&quot;;[.B3]);&quot;%INDUSTRY%&quot;;[.D3]);&quot;%PARENT%&quot;;[.A3]);&quot;%GTUUID%&quot;;[.J3])" office:value-type="string" office:string-value="{ 'name' : 'Trades Union Congress', 'type' : 'CU', 'industrycode' : 'X0-99','parent' : 'GP:001:X0-99:0000000000','GTUUID':'{GP:001:X0-99:0000000000}::CU:826:X0-99:0000000001'}," calcext:value-type="string">
            <text:p>{ 'name' : 'Trades Union Congress', 'type' : 'CU', 'industrycode' : 'X0-99','parent' : 'GP:001:X0-99:0000000000','GTUUID':'{GP:001:X0-99:0000000000}::CU:826:X0-99:0000000001'},</text:p>
          </table:table-cell>
        </table:table-row>
        <table:table-row table:style-name="ro1">
          <table:table-cell office:value-type="string" calcext:value-type="string">
            <text:p>GP:001:X0-99:0000000000</text:p>
          </table:table-cell>
          <table:table-cell table:content-validation-name="val1" office:value-type="string" calcext:value-type="string">
            <text:p>C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X0-99</text:p>
          </table:table-cell>
          <table:table-cell table:formula="of:=CONCATENATE([.B4];&quot;:&quot;;[.C4])" office:value-type="string" office:string-value="CU:826" calcext:value-type="string">
            <text:p>C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:.E255357];[.E4])" office:value-type="float" office:value="9999999998" calcext:value-type="float">
            <text:p>9999999998</text:p>
          </table:table-cell>
          <table:table-cell table:formula="of:=COUNTIF([.$E$3:.$E$25536];[.E4])-COUNTIF(INDIRECT(CONCATENATE(&quot;$E$&quot;;ROW()+1;&quot;:$E$255355&quot;));[.E4])" office:value-type="float" office:value="2" calcext:value-type="float">
            <text:p>2</text:p>
          </table:table-cell>
          <table:table-cell office:value-type="string" calcext:value-type="string">
            <text:p>Scottish Trades Union Congress</text:p>
          </table:table-cell>
          <table:table-cell table:formula="of:=CONCATENATE(&quot;{&quot;;[.A4];&quot;}::&quot;;[.E4];&quot;:&quot;;[.D4];&quot;:&quot;;LEFT([.F4];LEN([.F4])-LEN([.H4]));[.H4])" office:value-type="string" office:string-value="{GP:001:X0-99:0000000000}::CU:826:X0-99:0000000002" calcext:value-type="string">
            <text:p>{GP:001:X0-99:0000000000}::CU:826:X0-99:0000000002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]);&quot;%TYPE%&quot;;[.B4]);&quot;%INDUSTRY%&quot;;[.D4]);&quot;%PARENT%&quot;;[.A4]);&quot;%GTUUID%&quot;;[.J4])" office:value-type="string" office:string-value="{ 'name' : 'Scottish Trades Union Congress', 'type' : 'CU', 'industrycode' : 'X0-99','parent' : 'GP:001:X0-99:0000000000','GTUUID':'{GP:001:X0-99:0000000000}::CU:826:X0-99:0000000002'}," calcext:value-type="string">
            <text:p>{ 'name' : 'Scottish Trades Union Congress', 'type' : 'CU', 'industrycode' : 'X0-99','parent' : 'GP:001:X0-99:0000000000','GTUUID':'{GP:001:X0-99:0000000000}::CU:826:X0-99:0000000002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C10.I56</text:p>
          </table:table-cell>
          <table:table-cell table:formula="of:=CONCATENATE([.B5];&quot;:&quot;;[.C5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5:.E255358];[.E5])" office:value-type="float" office:value="9999999948" calcext:value-type="float">
            <text:p>9999999948</text:p>
          </table:table-cell>
          <table:table-cell table:formula="of:=COUNTIF([.$E$3:.$E$25536];[.E5])-COUNTIF(INDIRECT(CONCATENATE(&quot;$E$&quot;;ROW()+1;&quot;:$E$255355&quot;));[.E5])" office:value-type="float" office:value="1" calcext:value-type="float">
            <text:p>1</text:p>
          </table:table-cell>
          <table:table-cell office:value-type="string" calcext:value-type="string">
            <text:p>Bakers, Food and Allied Workers Union</text:p>
          </table:table-cell>
          <table:table-cell table:formula="of:=CONCATENATE(&quot;{&quot;;[.A5];&quot;}::&quot;;[.E5];&quot;:&quot;;[.D5];&quot;:&quot;;LEFT([.F5];LEN([.F5])-LEN([.H5]));[.H5])" office:value-type="string" office:string-value="{CU:826:X0-99:0000000001}::TU:826:C10.I56:0000000001" calcext:value-type="string">
            <text:p>{CU:826:X0-99:0000000001}::TU:826:C10.I56:0000000001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5]);&quot;%TYPE%&quot;;[.B5]);&quot;%INDUSTRY%&quot;;[.D5]);&quot;%PARENT%&quot;;[.A5]);&quot;%GTUUID%&quot;;[.J5])" office:value-type="string" office:string-value="{ 'name' : 'Bakers, Food and Allied Workers Union', 'type' : 'TU', 'industrycode' : 'C10.I56','parent' : 'CU:826:X0-99:0000000001','GTUUID':'{CU:826:X0-99:0000000001}::TU:826:C10.I56:0000000001'}," calcext:value-type="string">
            <text:p>{ 'name' : 'Bakers, Food and Allied Workers Union', 'type' : 'TU', 'industrycode' : 'C10.I56','parent' : 'CU:826:X0-99:0000000001','GTUUID':'{CU:826:X0-99:0000000001}::TU:826:C10.I56:0000000001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P85</text:p>
          </table:table-cell>
          <table:table-cell table:formula="of:=CONCATENATE([.B6];&quot;:&quot;;[.C6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6:.E255359];[.E6])" office:value-type="float" office:value="9999999949" calcext:value-type="float">
            <text:p>9999999949</text:p>
          </table:table-cell>
          <table:table-cell table:formula="of:=COUNTIF([.$E$3:.$E$25536];[.E6])-COUNTIF(INDIRECT(CONCATENATE(&quot;$E$&quot;;ROW()+1;&quot;:$E$255355&quot;));[.E6])" office:value-type="float" office:value="2" calcext:value-type="float">
            <text:p>2</text:p>
          </table:table-cell>
          <table:table-cell office:value-type="string" calcext:value-type="string">
            <text:p>Educational Institute of Scotland</text:p>
          </table:table-cell>
          <table:table-cell table:formula="of:=CONCATENATE(&quot;{&quot;;[.A6];&quot;}::&quot;;[.E6];&quot;:&quot;;[.D6];&quot;:&quot;;LEFT([.F6];LEN([.F6])-LEN([.H6]));[.H6])" office:value-type="string" office:string-value="{CU:826:X0-99:0000000001}::TU:826:P85:0000000002" calcext:value-type="string">
            <text:p>{CU:826:X0-99:0000000001}::TU:826:P85:0000000002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6]);&quot;%TYPE%&quot;;[.B6]);&quot;%INDUSTRY%&quot;;[.D6]);&quot;%PARENT%&quot;;[.A6]);&quot;%GTUUID%&quot;;[.J6])" office:value-type="string" office:string-value="{ 'name' : 'Educational Institute of Scotland', 'type' : 'TU', 'industrycode' : 'P85','parent' : 'CU:826:X0-99:0000000001','GTUUID':'{CU:826:X0-99:0000000001}::TU:826:P85:0000000002'}," calcext:value-type="string">
            <text:p>{ 'name' : 'Educational Institute of Scotland', 'type' : 'TU', 'industrycode' : 'P85','parent' : 'CU:826:X0-99:0000000001','GTUUID':'{CU:826:X0-99:0000000001}::TU:826:P85:0000000002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C30.H50</text:p>
          </table:table-cell>
          <table:table-cell table:formula="of:=CONCATENATE([.B7];&quot;:&quot;;[.C7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7:.E255360];[.E7])" office:value-type="float" office:value="9999999950" calcext:value-type="float">
            <text:p>9999999950</text:p>
          </table:table-cell>
          <table:table-cell table:formula="of:=COUNTIF([.$E$3:.$E$25536];[.E7])-COUNTIF(INDIRECT(CONCATENATE(&quot;$E$&quot;;ROW()+1;&quot;:$E$255355&quot;));[.E7])" office:value-type="float" office:value="3" calcext:value-type="float">
            <text:p>3</text:p>
          </table:table-cell>
          <table:table-cell office:value-type="string" calcext:value-type="string">
            <text:p>Nautilus International</text:p>
          </table:table-cell>
          <table:table-cell table:formula="of:=CONCATENATE(&quot;{&quot;;[.A7];&quot;}::&quot;;[.E7];&quot;:&quot;;[.D7];&quot;:&quot;;LEFT([.F7];LEN([.F7])-LEN([.H7]));[.H7])" office:value-type="string" office:string-value="{CU:826:X0-99:0000000001}::TU:826:C30.H50:0000000003" calcext:value-type="string">
            <text:p>{CU:826:X0-99:0000000001}::TU:826:C30.H50:0000000003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7]);&quot;%TYPE%&quot;;[.B7]);&quot;%INDUSTRY%&quot;;[.D7]);&quot;%PARENT%&quot;;[.A7]);&quot;%GTUUID%&quot;;[.J7])" office:value-type="string" office:string-value="{ 'name' : 'Nautilus International', 'type' : 'TU', 'industrycode' : 'C30.H50','parent' : 'CU:826:X0-99:0000000001','GTUUID':'{CU:826:X0-99:0000000001}::TU:826:C30.H50:0000000003'}," calcext:value-type="string">
            <text:p>{ 'name' : 'Nautilus International', 'type' : 'TU', 'industrycode' : 'C30.H50','parent' : 'CU:826:X0-99:0000000001','GTUUID':'{CU:826:X0-99:0000000001}::TU:826:C30.H50:0000000003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P85</text:p>
          </table:table-cell>
          <table:table-cell table:formula="of:=CONCATENATE([.B8];&quot;:&quot;;[.C8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8:.E255361];[.E8])" office:value-type="float" office:value="9999999951" calcext:value-type="float">
            <text:p>9999999951</text:p>
          </table:table-cell>
          <table:table-cell table:formula="of:=COUNTIF([.$E$3:.$E$25536];[.E8])-COUNTIF(INDIRECT(CONCATENATE(&quot;$E$&quot;;ROW()+1;&quot;:$E$255355&quot;));[.E8])" office:value-type="float" office:value="4" calcext:value-type="float">
            <text:p>4</text:p>
          </table:table-cell>
          <table:table-cell office:value-type="string" calcext:value-type="string">
            <text:p>National Union of Teachers</text:p>
          </table:table-cell>
          <table:table-cell table:formula="of:=CONCATENATE(&quot;{&quot;;[.A8];&quot;}::&quot;;[.E8];&quot;:&quot;;[.D8];&quot;:&quot;;LEFT([.F8];LEN([.F8])-LEN([.H8]));[.H8])" office:value-type="string" office:string-value="{CU:826:X0-99:0000000001}::TU:826:P85:0000000004" calcext:value-type="string">
            <text:p>{CU:826:X0-99:0000000001}::TU:826:P85:0000000004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8]);&quot;%TYPE%&quot;;[.B8]);&quot;%INDUSTRY%&quot;;[.D8]);&quot;%PARENT%&quot;;[.A8]);&quot;%GTUUID%&quot;;[.J8])" office:value-type="string" office:string-value="{ 'name' : 'National Union of Teachers', 'type' : 'TU', 'industrycode' : 'P85','parent' : 'CU:826:X0-99:0000000001','GTUUID':'{CU:826:X0-99:0000000001}::TU:826:P85:0000000004'}," calcext:value-type="string">
            <text:p>{ 'name' : 'National Union of Teachers', 'type' : 'TU', 'industrycode' : 'P85','parent' : 'CU:826:X0-99:0000000001','GTUUID':'{CU:826:X0-99:0000000001}::TU:826:P85:0000000004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H49</text:p>
          </table:table-cell>
          <table:table-cell table:formula="of:=CONCATENATE([.B9];&quot;:&quot;;[.C9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9:.E255362];[.E9])" office:value-type="float" office:value="9999999952" calcext:value-type="float">
            <text:p>9999999952</text:p>
          </table:table-cell>
          <table:table-cell table:formula="of:=COUNTIF([.$E$3:.$E$25536];[.E9])-COUNTIF(INDIRECT(CONCATENATE(&quot;$E$&quot;;ROW()+1;&quot;:$E$255355&quot;));[.E9])" office:value-type="float" office:value="5" calcext:value-type="float">
            <text:p>5</text:p>
          </table:table-cell>
          <table:table-cell office:value-type="string" calcext:value-type="string">
            <text:p>Associated Society of Locomotive Engineers and Firemen</text:p>
          </table:table-cell>
          <table:table-cell table:formula="of:=CONCATENATE(&quot;{&quot;;[.A9];&quot;}::&quot;;[.E9];&quot;:&quot;;[.D9];&quot;:&quot;;LEFT([.F9];LEN([.F9])-LEN([.H9]));[.H9])" office:value-type="string" office:string-value="{CU:826:X0-99:0000000001}::TU:826:H49:0000000005" calcext:value-type="string">
            <text:p>{CU:826:X0-99:0000000001}::TU:826:H49:0000000005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9]);&quot;%TYPE%&quot;;[.B9]);&quot;%INDUSTRY%&quot;;[.D9]);&quot;%PARENT%&quot;;[.A9]);&quot;%GTUUID%&quot;;[.J9])" office:value-type="string" office:string-value="{ 'name' : 'Associated Society of Locomotive Engineers and Firemen', 'type' : 'TU', 'industrycode' : 'H49','parent' : 'CU:826:X0-99:0000000001','GTUUID':'{CU:826:X0-99:0000000001}::TU:826:H49:0000000005'}," calcext:value-type="string">
            <text:p>{ 'name' : 'Associated Society of Locomotive Engineers and Firemen', 'type' : 'TU', 'industrycode' : 'H49','parent' : 'CU:826:X0-99:0000000001','GTUUID':'{CU:826:X0-99:0000000001}::TU:826:H49:0000000005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H49</text:p>
          </table:table-cell>
          <table:table-cell table:formula="of:=CONCATENATE([.B10];&quot;:&quot;;[.C10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0:.E255363];[.E10])" office:value-type="float" office:value="9999999953" calcext:value-type="float">
            <text:p>9999999953</text:p>
          </table:table-cell>
          <table:table-cell table:formula="of:=COUNTIF([.$E$3:.$E$25536];[.E10])-COUNTIF(INDIRECT(CONCATENATE(&quot;$E$&quot;;ROW()+1;&quot;:$E$255355&quot;));[.E10])" office:value-type="float" office:value="6" calcext:value-type="float">
            <text:p>6</text:p>
          </table:table-cell>
          <table:table-cell office:value-type="string" calcext:value-type="string">
            <text:p>United Road Transport Union</text:p>
          </table:table-cell>
          <table:table-cell table:formula="of:=CONCATENATE(&quot;{&quot;;[.A10];&quot;}::&quot;;[.E10];&quot;:&quot;;[.D10];&quot;:&quot;;LEFT([.F10];LEN([.F10])-LEN([.H10]));[.H10])" office:value-type="string" office:string-value="{CU:826:X0-99:0000000001}::TU:826:H49:0000000006" calcext:value-type="string">
            <text:p>{CU:826:X0-99:0000000001}::TU:826:H49:0000000006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0]);&quot;%TYPE%&quot;;[.B10]);&quot;%INDUSTRY%&quot;;[.D10]);&quot;%PARENT%&quot;;[.A10]);&quot;%GTUUID%&quot;;[.J10])" office:value-type="string" office:string-value="{ 'name' : 'United Road Transport Union', 'type' : 'TU', 'industrycode' : 'H49','parent' : 'CU:826:X0-99:0000000001','GTUUID':'{CU:826:X0-99:0000000001}::TU:826:H49:0000000006'}," calcext:value-type="string">
            <text:p>{ 'name' : 'United Road Transport Union', 'type' : 'TU', 'industrycode' : 'H49','parent' : 'CU:826:X0-99:0000000001','GTUUID':'{CU:826:X0-99:0000000001}::TU:826:H49:0000000006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C10-33.G45-47.H52.I56</text:p>
          </table:table-cell>
          <table:table-cell table:formula="of:=CONCATENATE([.B11];&quot;:&quot;;[.C11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1:.E255364];[.E11])" office:value-type="float" office:value="9999999954" calcext:value-type="float">
            <text:p>9999999954</text:p>
          </table:table-cell>
          <table:table-cell table:formula="of:=COUNTIF([.$E$3:.$E$25536];[.E11])-COUNTIF(INDIRECT(CONCATENATE(&quot;$E$&quot;;ROW()+1;&quot;:$E$255355&quot;));[.E11])" office:value-type="float" office:value="7" calcext:value-type="float">
            <text:p>7</text:p>
          </table:table-cell>
          <table:table-cell office:value-type="string" calcext:value-type="string">
            <text:p>Union of Shop, Distributive and Allied Workers</text:p>
          </table:table-cell>
          <table:table-cell table:formula="of:=CONCATENATE(&quot;{&quot;;[.A11];&quot;}::&quot;;[.E11];&quot;:&quot;;[.D11];&quot;:&quot;;LEFT([.F11];LEN([.F11])-LEN([.H11]));[.H11])" office:value-type="string" office:string-value="{CU:826:X0-99:0000000001}::TU:826:C10-33.G45-47.H52.I56:0000000007" calcext:value-type="string">
            <text:p>{CU:826:X0-99:0000000001}::TU:826:C10-33.G45-47.H52.I56:0000000007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1]);&quot;%TYPE%&quot;;[.B11]);&quot;%INDUSTRY%&quot;;[.D11]);&quot;%PARENT%&quot;;[.A11]);&quot;%GTUUID%&quot;;[.J11])" office:value-type="string" office:string-value="{ 'name' : 'Union of Shop, Distributive and Allied Workers', 'type' : 'TU', 'industrycode' : 'C10-33.G45-47.H52.I56','parent' : 'CU:826:X0-99:0000000001','GTUUID':'{CU:826:X0-99:0000000001}::TU:826:C10-33.G45-47.H52.I56:0000000007'}," calcext:value-type="string">
            <text:p>{ 'name' : 'Union of Shop, Distributive and Allied Workers', 'type' : 'TU', 'industrycode' : 'C10-33.G45-47.H52.I56','parent' : 'CU:826:X0-99:0000000001','GTUUID':'{CU:826:X0-99:0000000001}::TU:826:C10-33.G45-47.H52.I56:0000000007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J59</text:p>
          </table:table-cell>
          <table:table-cell table:formula="of:=CONCATENATE([.B12];&quot;:&quot;;[.C12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2:.E255365];[.E12])" office:value-type="float" office:value="9999999955" calcext:value-type="float">
            <text:p>9999999955</text:p>
          </table:table-cell>
          <table:table-cell table:formula="of:=COUNTIF([.$E$3:.$E$25536];[.E12])-COUNTIF(INDIRECT(CONCATENATE(&quot;$E$&quot;;ROW()+1;&quot;:$E$255355&quot;));[.E12])" office:value-type="float" office:value="8" calcext:value-type="float">
            <text:p>8</text:p>
          </table:table-cell>
          <table:table-cell office:value-type="string" calcext:value-type="string">
            <text:p>Musicians’ Union</text:p>
          </table:table-cell>
          <table:table-cell table:formula="of:=CONCATENATE(&quot;{&quot;;[.A12];&quot;}::&quot;;[.E12];&quot;:&quot;;[.D12];&quot;:&quot;;LEFT([.F12];LEN([.F12])-LEN([.H12]));[.H12])" office:value-type="string" office:string-value="{CU:826:X0-99:0000000001}::TU:826:J59:0000000008" calcext:value-type="string">
            <text:p>{CU:826:X0-99:0000000001}::TU:826:J59:0000000008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2]);&quot;%TYPE%&quot;;[.B12]);&quot;%INDUSTRY%&quot;;[.D12]);&quot;%PARENT%&quot;;[.A12]);&quot;%GTUUID%&quot;;[.J12])" office:value-type="string" office:string-value="{ 'name' : 'Musicians’ Union', 'type' : 'TU', 'industrycode' : 'J59','parent' : 'CU:826:X0-99:0000000001','GTUUID':'{CU:826:X0-99:0000000001}::TU:826:J59:0000000008'}," calcext:value-type="string">
            <text:p>{ 'name' : 'Musicians’ Union', 'type' : 'TU', 'industrycode' : 'J59','parent' : 'CU:826:X0-99:0000000001','GTUUID':'{CU:826:X0-99:0000000001}::TU:826:J59:0000000008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Q86</text:p>
          </table:table-cell>
          <table:table-cell table:formula="of:=CONCATENATE([.B13];&quot;:&quot;;[.C13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3:.E255366];[.E13])" office:value-type="float" office:value="9999999956" calcext:value-type="float">
            <text:p>9999999956</text:p>
          </table:table-cell>
          <table:table-cell table:formula="of:=COUNTIF([.$E$3:.$E$25536];[.E13])-COUNTIF(INDIRECT(CONCATENATE(&quot;$E$&quot;;ROW()+1;&quot;:$E$255355&quot;));[.E13])" office:value-type="float" office:value="9" calcext:value-type="float">
            <text:p>9</text:p>
          </table:table-cell>
          <table:table-cell office:value-type="string" calcext:value-type="string">
            <text:p>Chartered Society of Physiotherapy</text:p>
          </table:table-cell>
          <table:table-cell table:formula="of:=CONCATENATE(&quot;{&quot;;[.A13];&quot;}::&quot;;[.E13];&quot;:&quot;;[.D13];&quot;:&quot;;LEFT([.F13];LEN([.F13])-LEN([.H13]));[.H13])" office:value-type="string" office:string-value="{CU:826:X0-99:0000000001}::TU:826:Q86:0000000009" calcext:value-type="string">
            <text:p>{CU:826:X0-99:0000000001}::TU:826:Q86:0000000009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3]);&quot;%TYPE%&quot;;[.B13]);&quot;%INDUSTRY%&quot;;[.D13]);&quot;%PARENT%&quot;;[.A13]);&quot;%GTUUID%&quot;;[.J13])" office:value-type="string" office:string-value="{ 'name' : 'Chartered Society of Physiotherapy', 'type' : 'TU', 'industrycode' : 'Q86','parent' : 'CU:826:X0-99:0000000001','GTUUID':'{CU:826:X0-99:0000000001}::TU:826:Q86:0000000009'}," calcext:value-type="string">
            <text:p>{ 'name' : 'Chartered Society of Physiotherapy', 'type' : 'TU', 'industrycode' : 'Q86','parent' : 'CU:826:X0-99:0000000001','GTUUID':'{CU:826:X0-99:0000000001}::TU:826:Q86:0000000009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P85</text:p>
          </table:table-cell>
          <table:table-cell table:formula="of:=CONCATENATE([.B14];&quot;:&quot;;[.C14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4:.E255367];[.E14])" office:value-type="float" office:value="9999999957" calcext:value-type="float">
            <text:p>9999999957</text:p>
          </table:table-cell>
          <table:table-cell table:formula="of:=COUNTIF([.$E$3:.$E$25536];[.E14])-COUNTIF(INDIRECT(CONCATENATE(&quot;$E$&quot;;ROW()+1;&quot;:$E$255355&quot;));[.E14])" office:value-type="float" office:value="10" calcext:value-type="float">
            <text:p>10</text:p>
          </table:table-cell>
          <table:table-cell office:value-type="string" calcext:value-type="string">
            <text:p>National Association of Head Teachers</text:p>
          </table:table-cell>
          <table:table-cell table:formula="of:=CONCATENATE(&quot;{&quot;;[.A14];&quot;}::&quot;;[.E14];&quot;:&quot;;[.D14];&quot;:&quot;;LEFT([.F14];LEN([.F14])-LEN([.H14]));[.H14])" office:value-type="string" office:string-value="{CU:826:X0-99:0000000001}::TU:826:P85:0000000010" calcext:value-type="string">
            <text:p>{CU:826:X0-99:0000000001}::TU:826:P85:0000000010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4]);&quot;%TYPE%&quot;;[.B14]);&quot;%INDUSTRY%&quot;;[.D14]);&quot;%PARENT%&quot;;[.A14]);&quot;%GTUUID%&quot;;[.J14])" office:value-type="string" office:string-value="{ 'name' : 'National Association of Head Teachers', 'type' : 'TU', 'industrycode' : 'P85','parent' : 'CU:826:X0-99:0000000001','GTUUID':'{CU:826:X0-99:0000000001}::TU:826:P85:0000000010'}," calcext:value-type="string">
            <text:p>{ 'name' : 'National Association of Head Teachers', 'type' : 'TU', 'industrycode' : 'P85','parent' : 'CU:826:X0-99:0000000001','GTUUID':'{CU:826:X0-99:0000000001}::TU:826:P85:0000000010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I55-56.H49.N79</text:p>
          </table:table-cell>
          <table:table-cell table:formula="of:=CONCATENATE([.B15];&quot;:&quot;;[.C15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5:.E255368];[.E15])" office:value-type="float" office:value="9999999958" calcext:value-type="float">
            <text:p>9999999958</text:p>
          </table:table-cell>
          <table:table-cell table:formula="of:=COUNTIF([.$E$3:.$E$25536];[.E15])-COUNTIF(INDIRECT(CONCATENATE(&quot;$E$&quot;;ROW()+1;&quot;:$E$255355&quot;));[.E15])" office:value-type="float" office:value="11" calcext:value-type="float">
            <text:p>11</text:p>
          </table:table-cell>
          <table:table-cell office:value-type="string" calcext:value-type="string">
            <text:p>Transport Salaried Staffs’ Association</text:p>
          </table:table-cell>
          <table:table-cell table:formula="of:=CONCATENATE(&quot;{&quot;;[.A15];&quot;}::&quot;;[.E15];&quot;:&quot;;[.D15];&quot;:&quot;;LEFT([.F15];LEN([.F15])-LEN([.H15]));[.H15])" office:value-type="string" office:string-value="{CU:826:X0-99:0000000001}::TU:826:I55-56.H49.N79:0000000011" calcext:value-type="string">
            <text:p>{CU:826:X0-99:0000000001}::TU:826:I55-56.H49.N79:0000000011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5]);&quot;%TYPE%&quot;;[.B15]);&quot;%INDUSTRY%&quot;;[.D15]);&quot;%PARENT%&quot;;[.A15]);&quot;%GTUUID%&quot;;[.J15])" office:value-type="string" office:string-value="{ 'name' : 'Transport Salaried Staffs’ Association', 'type' : 'TU', 'industrycode' : 'I55-56.H49.N79','parent' : 'CU:826:X0-99:0000000001','GTUUID':'{CU:826:X0-99:0000000001}::TU:826:I55-56.H49.N79:0000000011'}," calcext:value-type="string">
            <text:p>{ 'name' : 'Transport Salaried Staffs’ Association', 'type' : 'TU', 'industrycode' : 'I55-56.H49.N79','parent' : 'CU:826:X0-99:0000000001','GTUUID':'{CU:826:X0-99:0000000001}::TU:826:I55-56.H49.N79:0000000011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R90</text:p>
          </table:table-cell>
          <table:table-cell table:formula="of:=CONCATENATE([.B16];&quot;:&quot;;[.C16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6:.E255369];[.E16])" office:value-type="float" office:value="9999999959" calcext:value-type="float">
            <text:p>9999999959</text:p>
          </table:table-cell>
          <table:table-cell table:formula="of:=COUNTIF([.$E$3:.$E$25536];[.E16])-COUNTIF(INDIRECT(CONCATENATE(&quot;$E$&quot;;ROW()+1;&quot;:$E$255355&quot;));[.E16])" office:value-type="float" office:value="12" calcext:value-type="float">
            <text:p>12</text:p>
          </table:table-cell>
          <table:table-cell office:value-type="string" calcext:value-type="string">
            <text:p>National Union of Journalists</text:p>
          </table:table-cell>
          <table:table-cell table:formula="of:=CONCATENATE(&quot;{&quot;;[.A16];&quot;}::&quot;;[.E16];&quot;:&quot;;[.D16];&quot;:&quot;;LEFT([.F16];LEN([.F16])-LEN([.H16]));[.H16])" office:value-type="string" office:string-value="{CU:826:X0-99:0000000001}::TU:826:R90:0000000012" calcext:value-type="string">
            <text:p>{CU:826:X0-99:0000000001}::TU:826:R90:0000000012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6]);&quot;%TYPE%&quot;;[.B16]);&quot;%INDUSTRY%&quot;;[.D16]);&quot;%PARENT%&quot;;[.A16]);&quot;%GTUUID%&quot;;[.J16])" office:value-type="string" office:string-value="{ 'name' : 'National Union of Journalists', 'type' : 'TU', 'industrycode' : 'R90','parent' : 'CU:826:X0-99:0000000001','GTUUID':'{CU:826:X0-99:0000000001}::TU:826:R90:0000000012'}," calcext:value-type="string">
            <text:p>{ 'name' : 'National Union of Journalists', 'type' : 'TU', 'industrycode' : 'R90','parent' : 'CU:826:X0-99:0000000001','GTUUID':'{CU:826:X0-99:0000000001}::TU:826:R90:0000000012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R93</text:p>
          </table:table-cell>
          <table:table-cell table:formula="of:=CONCATENATE([.B17];&quot;:&quot;;[.C17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7:.E255370];[.E17])" office:value-type="float" office:value="9999999960" calcext:value-type="float">
            <text:p>9999999960</text:p>
          </table:table-cell>
          <table:table-cell table:formula="of:=COUNTIF([.$E$3:.$E$25536];[.E17])-COUNTIF(INDIRECT(CONCATENATE(&quot;$E$&quot;;ROW()+1;&quot;:$E$255355&quot;));[.E17])" office:value-type="float" office:value="13" calcext:value-type="float">
            <text:p>13</text:p>
          </table:table-cell>
          <table:table-cell office:value-type="string" calcext:value-type="string">
            <text:p>Professional Footballers’ Association</text:p>
          </table:table-cell>
          <table:table-cell table:formula="of:=CONCATENATE(&quot;{&quot;;[.A17];&quot;}::&quot;;[.E17];&quot;:&quot;;[.D17];&quot;:&quot;;LEFT([.F17];LEN([.F17])-LEN([.H17]));[.H17])" office:value-type="string" office:string-value="{CU:826:X0-99:0000000001}::TU:826:R93:0000000013" calcext:value-type="string">
            <text:p>{CU:826:X0-99:0000000001}::TU:826:R93:0000000013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7]);&quot;%TYPE%&quot;;[.B17]);&quot;%INDUSTRY%&quot;;[.D17]);&quot;%PARENT%&quot;;[.A17]);&quot;%GTUUID%&quot;;[.J17])" office:value-type="string" office:string-value="{ 'name' : 'Professional Footballers’ Association', 'type' : 'TU', 'industrycode' : 'R93','parent' : 'CU:826:X0-99:0000000001','GTUUID':'{CU:826:X0-99:0000000001}::TU:826:R93:0000000013'}," calcext:value-type="string">
            <text:p>{ 'name' : 'Professional Footballers’ Association', 'type' : 'TU', 'industrycode' : 'R93','parent' : 'CU:826:X0-99:0000000001','GTUUID':'{CU:826:X0-99:0000000001}::TU:826:R93:0000000013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M69.O84</text:p>
          </table:table-cell>
          <table:table-cell table:formula="of:=CONCATENATE([.B18];&quot;:&quot;;[.C18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8:.E255371];[.E18])" office:value-type="float" office:value="9999999961" calcext:value-type="float">
            <text:p>9999999961</text:p>
          </table:table-cell>
          <table:table-cell table:formula="of:=COUNTIF([.$E$3:.$E$25536];[.E18])-COUNTIF(INDIRECT(CONCATENATE(&quot;$E$&quot;;ROW()+1;&quot;:$E$255355&quot;));[.E18])" office:value-type="float" office:value="14" calcext:value-type="float">
            <text:p>14</text:p>
          </table:table-cell>
          <table:table-cell office:value-type="string" calcext:value-type="string">
            <text:p>Napo</text:p>
          </table:table-cell>
          <table:table-cell table:formula="of:=CONCATENATE(&quot;{&quot;;[.A18];&quot;}::&quot;;[.E18];&quot;:&quot;;[.D18];&quot;:&quot;;LEFT([.F18];LEN([.F18])-LEN([.H18]));[.H18])" office:value-type="string" office:string-value="{CU:826:X0-99:0000000001}::TU:826:M69.O84:0000000014" calcext:value-type="string">
            <text:p>{CU:826:X0-99:0000000001}::TU:826:M69.O84:0000000014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8]);&quot;%TYPE%&quot;;[.B18]);&quot;%INDUSTRY%&quot;;[.D18]);&quot;%PARENT%&quot;;[.A18]);&quot;%GTUUID%&quot;;[.J18])" office:value-type="string" office:string-value="{ 'name' : 'Napo', 'type' : 'TU', 'industrycode' : 'M69.O84','parent' : 'CU:826:X0-99:0000000001','GTUUID':'{CU:826:X0-99:0000000001}::TU:826:M69.O84:0000000014'}," calcext:value-type="string">
            <text:p>{ 'name' : 'Napo', 'type' : 'TU', 'industrycode' : 'M69.O84','parent' : 'CU:826:X0-99:0000000001','GTUUID':'{CU:826:X0-99:0000000001}::TU:826:M69.O84:0000000014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C10.K64-66.S94</text:p>
          </table:table-cell>
          <table:table-cell table:formula="of:=CONCATENATE([.B19];&quot;:&quot;;[.C19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19:.E255372];[.E19])" office:value-type="float" office:value="9999999962" calcext:value-type="float">
            <text:p>9999999962</text:p>
          </table:table-cell>
          <table:table-cell table:formula="of:=COUNTIF([.$E$3:.$E$25536];[.E19])-COUNTIF(INDIRECT(CONCATENATE(&quot;$E$&quot;;ROW()+1;&quot;:$E$255355&quot;));[.E19])" office:value-type="float" office:value="15" calcext:value-type="float">
            <text:p>15</text:p>
          </table:table-cell>
          <table:table-cell office:value-type="string" calcext:value-type="string">
            <text:p>National Association of Co-operative Officials</text:p>
          </table:table-cell>
          <table:table-cell table:formula="of:=CONCATENATE(&quot;{&quot;;[.A19];&quot;}::&quot;;[.E19];&quot;:&quot;;[.D19];&quot;:&quot;;LEFT([.F19];LEN([.F19])-LEN([.H19]));[.H19])" office:value-type="string" office:string-value="{CU:826:X0-99:0000000001}::TU:826:C10.K64-66.S94:0000000015" calcext:value-type="string">
            <text:p>{CU:826:X0-99:0000000001}::TU:826:C10.K64-66.S94:0000000015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19]);&quot;%TYPE%&quot;;[.B19]);&quot;%INDUSTRY%&quot;;[.D19]);&quot;%PARENT%&quot;;[.A19]);&quot;%GTUUID%&quot;;[.J19])" office:value-type="string" office:string-value="{ 'name' : 'National Association of Co-operative Officials', 'type' : 'TU', 'industrycode' : 'C10.K64-66.S94','parent' : 'CU:826:X0-99:0000000001','GTUUID':'{CU:826:X0-99:0000000001}::TU:826:C10.K64-66.S94:0000000015'}," calcext:value-type="string">
            <text:p>{ 'name' : 'National Association of Co-operative Officials', 'type' : 'TU', 'industrycode' : 'C10.K64-66.S94','parent' : 'CU:826:X0-99:0000000001','GTUUID':'{CU:826:X0-99:0000000001}::TU:826:C10.K64-66.S94:0000000015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B06.O84</text:p>
          </table:table-cell>
          <table:table-cell table:formula="of:=CONCATENATE([.B20];&quot;:&quot;;[.C20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0:.E255373];[.E20])" office:value-type="float" office:value="9999999963" calcext:value-type="float">
            <text:p>9999999963</text:p>
          </table:table-cell>
          <table:table-cell table:formula="of:=COUNTIF([.$E$3:.$E$25536];[.E20])-COUNTIF(INDIRECT(CONCATENATE(&quot;$E$&quot;;ROW()+1;&quot;:$E$255355&quot;));[.E20])" office:value-type="float" office:value="16" calcext:value-type="float">
            <text:p>16</text:p>
          </table:table-cell>
          <table:table-cell office:value-type="string" calcext:value-type="string">
            <text:p>FDA</text:p>
          </table:table-cell>
          <table:table-cell table:formula="of:=CONCATENATE(&quot;{&quot;;[.A20];&quot;}::&quot;;[.E20];&quot;:&quot;;[.D20];&quot;:&quot;;LEFT([.F20];LEN([.F20])-LEN([.H20]));[.H20])" office:value-type="string" office:string-value="{CU:826:X0-99:0000000001}::TU:826:B06.O84:0000000016" calcext:value-type="string">
            <text:p>{CU:826:X0-99:0000000001}::TU:826:B06.O84:0000000016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0]);&quot;%TYPE%&quot;;[.B20]);&quot;%INDUSTRY%&quot;;[.D20]);&quot;%PARENT%&quot;;[.A20]);&quot;%GTUUID%&quot;;[.J20])" office:value-type="string" office:string-value="{ 'name' : 'FDA', 'type' : 'TU', 'industrycode' : 'B06.O84','parent' : 'CU:826:X0-99:0000000001','GTUUID':'{CU:826:X0-99:0000000001}::TU:826:B06.O84:0000000016'}," calcext:value-type="string">
            <text:p>{ 'name' : 'FDA', 'type' : 'TU', 'industrycode' : 'B06.O84','parent' : 'CU:826:X0-99:0000000001','GTUUID':'{CU:826:X0-99:0000000001}::TU:826:B06.O84:0000000016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O84</text:p>
          </table:table-cell>
          <table:table-cell table:formula="of:=CONCATENATE([.B21];&quot;:&quot;;[.C21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1:.E255374];[.E21])" office:value-type="float" office:value="9999999964" calcext:value-type="float">
            <text:p>9999999964</text:p>
          </table:table-cell>
          <table:table-cell table:formula="of:=COUNTIF([.$E$3:.$E$25536];[.E21])-COUNTIF(INDIRECT(CONCATENATE(&quot;$E$&quot;;ROW()+1;&quot;:$E$255355&quot;));[.E21])" office:value-type="float" office:value="17" calcext:value-type="float">
            <text:p>17</text:p>
          </table:table-cell>
          <table:table-cell office:value-type="string" calcext:value-type="string">
            <text:p>Fire Brigades’ Union</text:p>
          </table:table-cell>
          <table:table-cell table:formula="of:=CONCATENATE(&quot;{&quot;;[.A21];&quot;}::&quot;;[.E21];&quot;:&quot;;[.D21];&quot;:&quot;;LEFT([.F21];LEN([.F21])-LEN([.H21]));[.H21])" office:value-type="string" office:string-value="{CU:826:X0-99:0000000001}::TU:826:O84:0000000017" calcext:value-type="string">
            <text:p>{CU:826:X0-99:0000000001}::TU:826:O84:0000000017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1]);&quot;%TYPE%&quot;;[.B21]);&quot;%INDUSTRY%&quot;;[.D21]);&quot;%PARENT%&quot;;[.A21]);&quot;%GTUUID%&quot;;[.J21])" office:value-type="string" office:string-value="{ 'name' : 'Fire Brigades’ Union', 'type' : 'TU', 'industrycode' : 'O84','parent' : 'CU:826:X0-99:0000000001','GTUUID':'{CU:826:X0-99:0000000001}::TU:826:O84:0000000017'}," calcext:value-type="string">
            <text:p>{ 'name' : 'Fire Brigades’ Union', 'type' : 'TU', 'industrycode' : 'O84','parent' : 'CU:826:X0-99:0000000001','GTUUID':'{CU:826:X0-99:0000000001}::TU:826:O84:0000000017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Q86</text:p>
          </table:table-cell>
          <table:table-cell table:formula="of:=CONCATENATE([.B22];&quot;:&quot;;[.C22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2:.E255375];[.E22])" office:value-type="float" office:value="9999999965" calcext:value-type="float">
            <text:p>9999999965</text:p>
          </table:table-cell>
          <table:table-cell table:formula="of:=COUNTIF([.$E$3:.$E$25536];[.E22])-COUNTIF(INDIRECT(CONCATENATE(&quot;$E$&quot;;ROW()+1;&quot;:$E$255355&quot;));[.E22])" office:value-type="float" office:value="18" calcext:value-type="float">
            <text:p>18</text:p>
          </table:table-cell>
          <table:table-cell office:value-type="string" calcext:value-type="string">
            <text:p>Society of Radiographers</text:p>
          </table:table-cell>
          <table:table-cell table:formula="of:=CONCATENATE(&quot;{&quot;;[.A22];&quot;}::&quot;;[.E22];&quot;:&quot;;[.D22];&quot;:&quot;;LEFT([.F22];LEN([.F22])-LEN([.H22]));[.H22])" office:value-type="string" office:string-value="{CU:826:X0-99:0000000001}::TU:826:Q86:0000000018" calcext:value-type="string">
            <text:p>{CU:826:X0-99:0000000001}::TU:826:Q86:0000000018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2]);&quot;%TYPE%&quot;;[.B22]);&quot;%INDUSTRY%&quot;;[.D22]);&quot;%PARENT%&quot;;[.A22]);&quot;%GTUUID%&quot;;[.J22])" office:value-type="string" office:string-value="{ 'name' : 'Society of Radiographers', 'type' : 'TU', 'industrycode' : 'Q86','parent' : 'CU:826:X0-99:0000000001','GTUUID':'{CU:826:X0-99:0000000001}::TU:826:Q86:0000000018'}," calcext:value-type="string">
            <text:p>{ 'name' : 'Society of Radiographers', 'type' : 'TU', 'industrycode' : 'Q86','parent' : 'CU:826:X0-99:0000000001','GTUUID':'{CU:826:X0-99:0000000001}::TU:826:Q86:0000000018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X0-99</text:p>
          </table:table-cell>
          <table:table-cell table:formula="of:=CONCATENATE([.B23];&quot;:&quot;;[.C23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3:.E255376];[.E23])" office:value-type="float" office:value="9999999966" calcext:value-type="float">
            <text:p>9999999966</text:p>
          </table:table-cell>
          <table:table-cell table:formula="of:=COUNTIF([.$E$3:.$E$25536];[.E23])-COUNTIF(INDIRECT(CONCATENATE(&quot;$E$&quot;;ROW()+1;&quot;:$E$255355&quot;));[.E23])" office:value-type="float" office:value="19" calcext:value-type="float">
            <text:p>19</text:p>
          </table:table-cell>
          <table:table-cell office:value-type="string" calcext:value-type="string">
            <text:p>GMB</text:p>
          </table:table-cell>
          <table:table-cell table:formula="of:=CONCATENATE(&quot;{&quot;;[.A23];&quot;}::&quot;;[.E23];&quot;:&quot;;[.D23];&quot;:&quot;;LEFT([.F23];LEN([.F23])-LEN([.H23]));[.H23])" office:value-type="string" office:string-value="{CU:826:X0-99:0000000001}::TU:826:X0-99:0000000019" calcext:value-type="string">
            <text:p>{CU:826:X0-99:0000000001}::TU:826:X0-99:0000000019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3]);&quot;%TYPE%&quot;;[.B23]);&quot;%INDUSTRY%&quot;;[.D23]);&quot;%PARENT%&quot;;[.A23]);&quot;%GTUUID%&quot;;[.J23])" office:value-type="string" office:string-value="{ 'name' : 'GMB', 'type' : 'TU', 'industrycode' : 'X0-99','parent' : 'CU:826:X0-99:0000000001','GTUUID':'{CU:826:X0-99:0000000001}::TU:826:X0-99:0000000019'}," calcext:value-type="string">
            <text:p>{ 'name' : 'GMB', 'type' : 'TU', 'industrycode' : 'X0-99','parent' : 'CU:826:X0-99:0000000001','GTUUID':'{CU:826:X0-99:0000000001}::TU:826:X0-99:0000000019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I55.R90</text:p>
          </table:table-cell>
          <table:table-cell table:formula="of:=CONCATENATE([.B24];&quot;:&quot;;[.C24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4:.E255377];[.E24])" office:value-type="float" office:value="9999999967" calcext:value-type="float">
            <text:p>9999999967</text:p>
          </table:table-cell>
          <table:table-cell table:formula="of:=COUNTIF([.$E$3:.$E$25536];[.E24])-COUNTIF(INDIRECT(CONCATENATE(&quot;$E$&quot;;ROW()+1;&quot;:$E$255355&quot;));[.E24])" office:value-type="float" office:value="20" calcext:value-type="float">
            <text:p>20</text:p>
          </table:table-cell>
          <table:table-cell office:value-type="string" calcext:value-type="string">
            <text:p>Equity</text:p>
          </table:table-cell>
          <table:table-cell table:formula="of:=CONCATENATE(&quot;{&quot;;[.A24];&quot;}::&quot;;[.E24];&quot;:&quot;;[.D24];&quot;:&quot;;LEFT([.F24];LEN([.F24])-LEN([.H24]));[.H24])" office:value-type="string" office:string-value="{CU:826:X0-99:0000000001}::TU:826:I55.R90:0000000020" calcext:value-type="string">
            <text:p>{CU:826:X0-99:0000000001}::TU:826:I55.R90:0000000020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4]);&quot;%TYPE%&quot;;[.B24]);&quot;%INDUSTRY%&quot;;[.D24]);&quot;%PARENT%&quot;;[.A24]);&quot;%GTUUID%&quot;;[.J24])" office:value-type="string" office:string-value="{ 'name' : 'Equity', 'type' : 'TU', 'industrycode' : 'I55.R90','parent' : 'CU:826:X0-99:0000000001','GTUUID':'{CU:826:X0-99:0000000001}::TU:826:I55.R90:0000000020'}," calcext:value-type="string">
            <text:p>{ 'name' : 'Equity', 'type' : 'TU', 'industrycode' : 'I55.R90','parent' : 'CU:826:X0-99:0000000001','GTUUID':'{CU:826:X0-99:0000000001}::TU:826:I55.R90:0000000020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M72.Q86</text:p>
          </table:table-cell>
          <table:table-cell table:formula="of:=CONCATENATE([.B25];&quot;:&quot;;[.C25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5:.E255378];[.E25])" office:value-type="float" office:value="9999999968" calcext:value-type="float">
            <text:p>9999999968</text:p>
          </table:table-cell>
          <table:table-cell table:formula="of:=COUNTIF([.$E$3:.$E$25536];[.E25])-COUNTIF(INDIRECT(CONCATENATE(&quot;$E$&quot;;ROW()+1;&quot;:$E$255355&quot;));[.E25])" office:value-type="float" office:value="21" calcext:value-type="float">
            <text:p>21</text:p>
          </table:table-cell>
          <table:table-cell office:value-type="string" calcext:value-type="string">
            <text:p>The British Dietetic Association</text:p>
          </table:table-cell>
          <table:table-cell table:formula="of:=CONCATENATE(&quot;{&quot;;[.A25];&quot;}::&quot;;[.E25];&quot;:&quot;;[.D25];&quot;:&quot;;LEFT([.F25];LEN([.F25])-LEN([.H25]));[.H25])" office:value-type="string" office:string-value="{CU:826:X0-99:0000000001}::TU:826:M72.Q86:0000000021" calcext:value-type="string">
            <text:p>{CU:826:X0-99:0000000001}::TU:826:M72.Q86:0000000021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5]);&quot;%TYPE%&quot;;[.B25]);&quot;%INDUSTRY%&quot;;[.D25]);&quot;%PARENT%&quot;;[.A25]);&quot;%GTUUID%&quot;;[.J25])" office:value-type="string" office:string-value="{ 'name' : 'The British Dietetic Association', 'type' : 'TU', 'industrycode' : 'M72.Q86','parent' : 'CU:826:X0-99:0000000001','GTUUID':'{CU:826:X0-99:0000000001}::TU:826:M72.Q86:0000000021'}," calcext:value-type="string">
            <text:p>{ 'name' : 'The British Dietetic Association', 'type' : 'TU', 'industrycode' : 'M72.Q86','parent' : 'CU:826:X0-99:0000000001','GTUUID':'{CU:826:X0-99:0000000001}::TU:826:M72.Q86:0000000021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H51</text:p>
          </table:table-cell>
          <table:table-cell table:formula="of:=CONCATENATE([.B26];&quot;:&quot;;[.C26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6:.E255379];[.E26])" office:value-type="float" office:value="9999999969" calcext:value-type="float">
            <text:p>9999999969</text:p>
          </table:table-cell>
          <table:table-cell table:formula="of:=COUNTIF([.$E$3:.$E$25536];[.E26])-COUNTIF(INDIRECT(CONCATENATE(&quot;$E$&quot;;ROW()+1;&quot;:$E$255355&quot;));[.E26])" office:value-type="float" office:value="22" calcext:value-type="float">
            <text:p>22</text:p>
          </table:table-cell>
          <table:table-cell office:value-type="string" calcext:value-type="string">
            <text:p>British Air Line Pilots’ Association</text:p>
          </table:table-cell>
          <table:table-cell table:formula="of:=CONCATENATE(&quot;{&quot;;[.A26];&quot;}::&quot;;[.E26];&quot;:&quot;;[.D26];&quot;:&quot;;LEFT([.F26];LEN([.F26])-LEN([.H26]));[.H26])" office:value-type="string" office:string-value="{CU:826:X0-99:0000000001}::TU:826:H51:0000000022" calcext:value-type="string">
            <text:p>{CU:826:X0-99:0000000001}::TU:826:H51:0000000022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6]);&quot;%TYPE%&quot;;[.B26]);&quot;%INDUSTRY%&quot;;[.D26]);&quot;%PARENT%&quot;;[.A26]);&quot;%GTUUID%&quot;;[.J26])" office:value-type="string" office:string-value="{ 'name' : 'British Air Line Pilots’ Association', 'type' : 'TU', 'industrycode' : 'H51','parent' : 'CU:826:X0-99:0000000001','GTUUID':'{CU:826:X0-99:0000000001}::TU:826:H51:0000000022'}," calcext:value-type="string">
            <text:p>{ 'name' : 'British Air Line Pilots’ Association', 'type' : 'TU', 'industrycode' : 'H51','parent' : 'CU:826:X0-99:0000000001','GTUUID':'{CU:826:X0-99:0000000001}::TU:826:H51:0000000022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M72.Q86</text:p>
          </table:table-cell>
          <table:table-cell table:formula="of:=CONCATENATE([.B27];&quot;:&quot;;[.C27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7:.E255380];[.E27])" office:value-type="float" office:value="9999999970" calcext:value-type="float">
            <text:p>9999999970</text:p>
          </table:table-cell>
          <table:table-cell table:formula="of:=COUNTIF([.$E$3:.$E$25536];[.E27])-COUNTIF(INDIRECT(CONCATENATE(&quot;$E$&quot;;ROW()+1;&quot;:$E$255355&quot;));[.E27])" office:value-type="float" office:value="23" calcext:value-type="float">
            <text:p>23</text:p>
          </table:table-cell>
          <table:table-cell office:value-type="string" calcext:value-type="string">
            <text:p>British Orthoptic Society Trade Union</text:p>
          </table:table-cell>
          <table:table-cell table:formula="of:=CONCATENATE(&quot;{&quot;;[.A27];&quot;}::&quot;;[.E27];&quot;:&quot;;[.D27];&quot;:&quot;;LEFT([.F27];LEN([.F27])-LEN([.H27]));[.H27])" office:value-type="string" office:string-value="{CU:826:X0-99:0000000001}::TU:826:M72.Q86:0000000023" calcext:value-type="string">
            <text:p>{CU:826:X0-99:0000000001}::TU:826:M72.Q86:0000000023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7]);&quot;%TYPE%&quot;;[.B27]);&quot;%INDUSTRY%&quot;;[.D27]);&quot;%PARENT%&quot;;[.A27]);&quot;%GTUUID%&quot;;[.J27])" office:value-type="string" office:string-value="{ 'name' : 'British Orthoptic Society Trade Union', 'type' : 'TU', 'industrycode' : 'M72.Q86','parent' : 'CU:826:X0-99:0000000001','GTUUID':'{CU:826:X0-99:0000000001}::TU:826:M72.Q86:0000000023'}," calcext:value-type="string">
            <text:p>{ 'name' : 'British Orthoptic Society Trade Union', 'type' : 'TU', 'industrycode' : 'M72.Q86','parent' : 'CU:826:X0-99:0000000001','GTUUID':'{CU:826:X0-99:0000000001}::TU:826:M72.Q86:0000000023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O84</text:p>
          </table:table-cell>
          <table:table-cell table:formula="of:=CONCATENATE([.B28];&quot;:&quot;;[.C28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8:.E255381];[.E28])" office:value-type="float" office:value="9999999971" calcext:value-type="float">
            <text:p>9999999971</text:p>
          </table:table-cell>
          <table:table-cell table:formula="of:=COUNTIF([.$E$3:.$E$25536];[.E28])-COUNTIF(INDIRECT(CONCATENATE(&quot;$E$&quot;;ROW()+1;&quot;:$E$255355&quot;));[.E28])" office:value-type="float" office:value="24" calcext:value-type="float">
            <text:p>24</text:p>
          </table:table-cell>
          <table:table-cell office:value-type="string" calcext:value-type="string">
            <text:p>The professional trade union for prison, correctional and secure psychiatric workers</text:p>
          </table:table-cell>
          <table:table-cell table:formula="of:=CONCATENATE(&quot;{&quot;;[.A28];&quot;}::&quot;;[.E28];&quot;:&quot;;[.D28];&quot;:&quot;;LEFT([.F28];LEN([.F28])-LEN([.H28]));[.H28])" office:value-type="string" office:string-value="{CU:826:X0-99:0000000001}::TU:826:O84:0000000024" calcext:value-type="string">
            <text:p>{CU:826:X0-99:0000000001}::TU:826:O84:0000000024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8]);&quot;%TYPE%&quot;;[.B28]);&quot;%INDUSTRY%&quot;;[.D28]);&quot;%PARENT%&quot;;[.A28]);&quot;%GTUUID%&quot;;[.J28])" office:value-type="string" office:string-value="{ 'name' : 'The professional trade union for prison, correctional and secure psychiatric workers', 'type' : 'TU', 'industrycode' : 'O84','parent' : 'CU:826:X0-99:0000000001','GTUUID':'{CU:826:X0-99:0000000001}::TU:826:O84:0000000024'}," calcext:value-type="string">
            <text:p>{ 'name' : 'The professional trade union for prison, correctional and secure psychiatric workers', 'type' : 'TU', 'industrycode' : 'O84','parent' : 'CU:826:X0-99:0000000001','GTUUID':'{CU:826:X0-99:0000000001}::TU:826:O84:0000000024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P85</text:p>
          </table:table-cell>
          <table:table-cell table:formula="of:=CONCATENATE([.B29];&quot;:&quot;;[.C29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29:.E255382];[.E29])" office:value-type="float" office:value="9999999972" calcext:value-type="float">
            <text:p>9999999972</text:p>
          </table:table-cell>
          <table:table-cell table:formula="of:=COUNTIF([.$E$3:.$E$25536];[.E29])-COUNTIF(INDIRECT(CONCATENATE(&quot;$E$&quot;;ROW()+1;&quot;:$E$255355&quot;));[.E29])" office:value-type="float" office:value="25" calcext:value-type="float">
            <text:p>25</text:p>
          </table:table-cell>
          <table:table-cell office:value-type="string" calcext:value-type="string">
            <text:p>Undeb Cenedlaethol Athrawon Cymru</text:p>
          </table:table-cell>
          <table:table-cell table:formula="of:=CONCATENATE(&quot;{&quot;;[.A29];&quot;}::&quot;;[.E29];&quot;:&quot;;[.D29];&quot;:&quot;;LEFT([.F29];LEN([.F29])-LEN([.H29]));[.H29])" office:value-type="string" office:string-value="{CU:826:X0-99:0000000001}::TU:826:P85:0000000025" calcext:value-type="string">
            <text:p>{CU:826:X0-99:0000000001}::TU:826:P85:0000000025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29]);&quot;%TYPE%&quot;;[.B29]);&quot;%INDUSTRY%&quot;;[.D29]);&quot;%PARENT%&quot;;[.A29]);&quot;%GTUUID%&quot;;[.J29])" office:value-type="string" office:string-value="{ 'name' : 'Undeb Cenedlaethol Athrawon Cymru', 'type' : 'TU', 'industrycode' : 'P85','parent' : 'CU:826:X0-99:0000000001','GTUUID':'{CU:826:X0-99:0000000001}::TU:826:P85:0000000025'}," calcext:value-type="string">
            <text:p>{ 'name' : 'Undeb Cenedlaethol Athrawon Cymru', 'type' : 'TU', 'industrycode' : 'P85','parent' : 'CU:826:X0-99:0000000001','GTUUID':'{CU:826:X0-99:0000000001}::TU:826:P85:0000000025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H51</text:p>
          </table:table-cell>
          <table:table-cell table:formula="of:=CONCATENATE([.B30];&quot;:&quot;;[.C30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0:.E255383];[.E30])" office:value-type="float" office:value="9999999973" calcext:value-type="float">
            <text:p>9999999973</text:p>
          </table:table-cell>
          <table:table-cell table:formula="of:=COUNTIF([.$E$3:.$E$25536];[.E30])-COUNTIF(INDIRECT(CONCATENATE(&quot;$E$&quot;;ROW()+1;&quot;:$E$255355&quot;));[.E30])" office:value-type="float" office:value="26" calcext:value-type="float">
            <text:p>26</text:p>
          </table:table-cell>
          <table:table-cell office:value-type="string" calcext:value-type="string">
            <text:p>Association of Flight Attendants</text:p>
          </table:table-cell>
          <table:table-cell table:formula="of:=CONCATENATE(&quot;{&quot;;[.A30];&quot;}::&quot;;[.E30];&quot;:&quot;;[.D30];&quot;:&quot;;LEFT([.F30];LEN([.F30])-LEN([.H30]));[.H30])" office:value-type="string" office:string-value="{CU:826:X0-99:0000000001}::TU:826:H51:0000000026" calcext:value-type="string">
            <text:p>{CU:826:X0-99:0000000001}::TU:826:H51:0000000026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0]);&quot;%TYPE%&quot;;[.B30]);&quot;%INDUSTRY%&quot;;[.D30]);&quot;%PARENT%&quot;;[.A30]);&quot;%GTUUID%&quot;;[.J30])" office:value-type="string" office:string-value="{ 'name' : 'Association of Flight Attendants', 'type' : 'TU', 'industrycode' : 'H51','parent' : 'CU:826:X0-99:0000000001','GTUUID':'{CU:826:X0-99:0000000001}::TU:826:H51:0000000026'}," calcext:value-type="string">
            <text:p>{ 'name' : 'Association of Flight Attendants', 'type' : 'TU', 'industrycode' : 'H51','parent' : 'CU:826:X0-99:0000000001','GTUUID':'{CU:826:X0-99:0000000001}::TU:826:H51:0000000026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B05-09</text:p>
          </table:table-cell>
          <table:table-cell table:formula="of:=CONCATENATE([.B31];&quot;:&quot;;[.C31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1:.E255384];[.E31])" office:value-type="float" office:value="9999999974" calcext:value-type="float">
            <text:p>9999999974</text:p>
          </table:table-cell>
          <table:table-cell table:formula="of:=COUNTIF([.$E$3:.$E$25536];[.E31])-COUNTIF(INDIRECT(CONCATENATE(&quot;$E$&quot;;ROW()+1;&quot;:$E$255355&quot;));[.E31])" office:value-type="float" office:value="27" calcext:value-type="float">
            <text:p>27</text:p>
          </table:table-cell>
          <table:table-cell office:value-type="string" calcext:value-type="string">
            <text:p>National Union of Mineworkers</text:p>
          </table:table-cell>
          <table:table-cell table:formula="of:=CONCATENATE(&quot;{&quot;;[.A31];&quot;}::&quot;;[.E31];&quot;:&quot;;[.D31];&quot;:&quot;;LEFT([.F31];LEN([.F31])-LEN([.H31]));[.H31])" office:value-type="string" office:string-value="{CU:826:X0-99:0000000001}::TU:826:B05-09:0000000027" calcext:value-type="string">
            <text:p>{CU:826:X0-99:0000000001}::TU:826:B05-09:0000000027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1]);&quot;%TYPE%&quot;;[.B31]);&quot;%INDUSTRY%&quot;;[.D31]);&quot;%PARENT%&quot;;[.A31]);&quot;%GTUUID%&quot;;[.J31])" office:value-type="string" office:string-value="{ 'name' : 'National Union of Mineworkers', 'type' : 'TU', 'industrycode' : 'B05-09','parent' : 'CU:826:X0-99:0000000001','GTUUID':'{CU:826:X0-99:0000000001}::TU:826:B05-09:0000000027'}," calcext:value-type="string">
            <text:p>{ 'name' : 'National Union of Mineworkers', 'type' : 'TU', 'industrycode' : 'B05-09','parent' : 'CU:826:X0-99:0000000001','GTUUID':'{CU:826:X0-99:0000000001}::TU:826:B05-09:0000000027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M72.Q86</text:p>
          </table:table-cell>
          <table:table-cell table:formula="of:=CONCATENATE([.B32];&quot;:&quot;;[.C32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2:.E255385];[.E32])" office:value-type="float" office:value="9999999975" calcext:value-type="float">
            <text:p>9999999975</text:p>
          </table:table-cell>
          <table:table-cell table:formula="of:=COUNTIF([.$E$3:.$E$25536];[.E32])-COUNTIF(INDIRECT(CONCATENATE(&quot;$E$&quot;;ROW()+1;&quot;:$E$255355&quot;));[.E32])" office:value-type="float" office:value="28" calcext:value-type="float">
            <text:p>28</text:p>
          </table:table-cell>
          <table:table-cell office:value-type="string" calcext:value-type="string">
            <text:p>The Society of Chiropodists and Podiatrists</text:p>
          </table:table-cell>
          <table:table-cell table:formula="of:=CONCATENATE(&quot;{&quot;;[.A32];&quot;}::&quot;;[.E32];&quot;:&quot;;[.D32];&quot;:&quot;;LEFT([.F32];LEN([.F32])-LEN([.H32]));[.H32])" office:value-type="string" office:string-value="{CU:826:X0-99:0000000001}::TU:826:M72.Q86:0000000028" calcext:value-type="string">
            <text:p>{CU:826:X0-99:0000000001}::TU:826:M72.Q86:0000000028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2]);&quot;%TYPE%&quot;;[.B32]);&quot;%INDUSTRY%&quot;;[.D32]);&quot;%PARENT%&quot;;[.A32]);&quot;%GTUUID%&quot;;[.J32])" office:value-type="string" office:string-value="{ 'name' : 'The Society of Chiropodists and Podiatrists', 'type' : 'TU', 'industrycode' : 'M72.Q86','parent' : 'CU:826:X0-99:0000000001','GTUUID':'{CU:826:X0-99:0000000001}::TU:826:M72.Q86:0000000028'}," calcext:value-type="string">
            <text:p>{ 'name' : 'The Society of Chiropodists and Podiatrists', 'type' : 'TU', 'industrycode' : 'M72.Q86','parent' : 'CU:826:X0-99:0000000001','GTUUID':'{CU:826:X0-99:0000000001}::TU:826:M72.Q86:0000000028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M72.Q86</text:p>
          </table:table-cell>
          <table:table-cell table:formula="of:=CONCATENATE([.B33];&quot;:&quot;;[.C33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3:.E255386];[.E33])" office:value-type="float" office:value="9999999976" calcext:value-type="float">
            <text:p>9999999976</text:p>
          </table:table-cell>
          <table:table-cell table:formula="of:=COUNTIF([.$E$3:.$E$25536];[.E33])-COUNTIF(INDIRECT(CONCATENATE(&quot;$E$&quot;;ROW()+1;&quot;:$E$255355&quot;));[.E33])" office:value-type="float" office:value="29" calcext:value-type="float">
            <text:p>29</text:p>
          </table:table-cell>
          <table:table-cell office:value-type="string" calcext:value-type="string">
            <text:p>Hospital Consultants and Specialists Association</text:p>
          </table:table-cell>
          <table:table-cell table:formula="of:=CONCATENATE(&quot;{&quot;;[.A33];&quot;}::&quot;;[.E33];&quot;:&quot;;[.D33];&quot;:&quot;;LEFT([.F33];LEN([.F33])-LEN([.H33]));[.H33])" office:value-type="string" office:string-value="{CU:826:X0-99:0000000001}::TU:826:M72.Q86:0000000029" calcext:value-type="string">
            <text:p>{CU:826:X0-99:0000000001}::TU:826:M72.Q86:0000000029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3]);&quot;%TYPE%&quot;;[.B33]);&quot;%INDUSTRY%&quot;;[.D33]);&quot;%PARENT%&quot;;[.A33]);&quot;%GTUUID%&quot;;[.J33])" office:value-type="string" office:string-value="{ 'name' : 'Hospital Consultants and Specialists Association', 'type' : 'TU', 'industrycode' : 'M72.Q86','parent' : 'CU:826:X0-99:0000000001','GTUUID':'{CU:826:X0-99:0000000001}::TU:826:M72.Q86:0000000029'}," calcext:value-type="string">
            <text:p>{ 'name' : 'Hospital Consultants and Specialists Association', 'type' : 'TU', 'industrycode' : 'M72.Q86','parent' : 'CU:826:X0-99:0000000001','GTUUID':'{CU:826:X0-99:0000000001}::TU:826:M72.Q86:0000000029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R90</text:p>
          </table:table-cell>
          <table:table-cell table:formula="of:=CONCATENATE([.B34];&quot;:&quot;;[.C34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4:.E255387];[.E34])" office:value-type="float" office:value="9999999977" calcext:value-type="float">
            <text:p>9999999977</text:p>
          </table:table-cell>
          <table:table-cell table:formula="of:=COUNTIF([.$E$3:.$E$25536];[.E34])-COUNTIF(INDIRECT(CONCATENATE(&quot;$E$&quot;;ROW()+1;&quot;:$E$255355&quot;));[.E34])" office:value-type="float" office:value="30" calcext:value-type="float">
            <text:p>30</text:p>
          </table:table-cell>
          <table:table-cell office:value-type="string" calcext:value-type="string">
            <text:p>Writers’ Guild of Great Britain</text:p>
          </table:table-cell>
          <table:table-cell table:formula="of:=CONCATENATE(&quot;{&quot;;[.A34];&quot;}::&quot;;[.E34];&quot;:&quot;;[.D34];&quot;:&quot;;LEFT([.F34];LEN([.F34])-LEN([.H34]));[.H34])" office:value-type="string" office:string-value="{CU:826:X0-99:0000000001}::TU:826:R90:0000000030" calcext:value-type="string">
            <text:p>{CU:826:X0-99:0000000001}::TU:826:R90:0000000030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4]);&quot;%TYPE%&quot;;[.B34]);&quot;%INDUSTRY%&quot;;[.D34]);&quot;%PARENT%&quot;;[.A34]);&quot;%GTUUID%&quot;;[.J34])" office:value-type="string" office:string-value="{ 'name' : 'Writers’ Guild of Great Britain', 'type' : 'TU', 'industrycode' : 'R90','parent' : 'CU:826:X0-99:0000000001','GTUUID':'{CU:826:X0-99:0000000001}::TU:826:R90:0000000030'}," calcext:value-type="string">
            <text:p>{ 'name' : 'Writers’ Guild of Great Britain', 'type' : 'TU', 'industrycode' : 'R90','parent' : 'CU:826:X0-99:0000000001','GTUUID':'{CU:826:X0-99:0000000001}::TU:826:R90:0000000030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M72.P85</text:p>
          </table:table-cell>
          <table:table-cell table:formula="of:=CONCATENATE([.B35];&quot;:&quot;;[.C35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5:.E255388];[.E35])" office:value-type="float" office:value="9999999978" calcext:value-type="float">
            <text:p>9999999978</text:p>
          </table:table-cell>
          <table:table-cell table:formula="of:=COUNTIF([.$E$3:.$E$25536];[.E35])-COUNTIF(INDIRECT(CONCATENATE(&quot;$E$&quot;;ROW()+1;&quot;:$E$255355&quot;));[.E35])" office:value-type="float" office:value="31" calcext:value-type="float">
            <text:p>31</text:p>
          </table:table-cell>
          <table:table-cell office:value-type="string" calcext:value-type="string">
            <text:p>Association of Educational Psychologists</text:p>
          </table:table-cell>
          <table:table-cell table:formula="of:=CONCATENATE(&quot;{&quot;;[.A35];&quot;}::&quot;;[.E35];&quot;:&quot;;[.D35];&quot;:&quot;;LEFT([.F35];LEN([.F35])-LEN([.H35]));[.H35])" office:value-type="string" office:string-value="{CU:826:X0-99:0000000001}::TU:826:M72.P85:0000000031" calcext:value-type="string">
            <text:p>{CU:826:X0-99:0000000001}::TU:826:M72.P85:0000000031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5]);&quot;%TYPE%&quot;;[.B35]);&quot;%INDUSTRY%&quot;;[.D35]);&quot;%PARENT%&quot;;[.A35]);&quot;%GTUUID%&quot;;[.J35])" office:value-type="string" office:string-value="{ 'name' : 'Association of Educational Psychologists', 'type' : 'TU', 'industrycode' : 'M72.P85','parent' : 'CU:826:X0-99:0000000001','GTUUID':'{CU:826:X0-99:0000000001}::TU:826:M72.P85:0000000031'}," calcext:value-type="string">
            <text:p>{ 'name' : 'Association of Educational Psychologists', 'type' : 'TU', 'industrycode' : 'M72.P85','parent' : 'CU:826:X0-99:0000000001','GTUUID':'{CU:826:X0-99:0000000001}::TU:826:M72.P85:0000000031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K64-66</text:p>
          </table:table-cell>
          <table:table-cell table:formula="of:=CONCATENATE([.B36];&quot;:&quot;;[.C36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6:.E255389];[.E36])" office:value-type="float" office:value="9999999979" calcext:value-type="float">
            <text:p>9999999979</text:p>
          </table:table-cell>
          <table:table-cell table:formula="of:=COUNTIF([.$E$3:.$E$25536];[.E36])-COUNTIF(INDIRECT(CONCATENATE(&quot;$E$&quot;;ROW()+1;&quot;:$E$255355&quot;));[.E36])" office:value-type="float" office:value="32" calcext:value-type="float">
            <text:p>32</text:p>
          </table:table-cell>
          <table:table-cell office:value-type="string" calcext:value-type="string">
            <text:p>Aegis</text:p>
          </table:table-cell>
          <table:table-cell table:formula="of:=CONCATENATE(&quot;{&quot;;[.A36];&quot;}::&quot;;[.E36];&quot;:&quot;;[.D36];&quot;:&quot;;LEFT([.F36];LEN([.F36])-LEN([.H36]));[.H36])" office:value-type="string" office:string-value="{CU:826:X0-99:0000000001}::TU:826:K64-66:0000000032" calcext:value-type="string">
            <text:p>{CU:826:X0-99:0000000001}::TU:826:K64-66:0000000032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6]);&quot;%TYPE%&quot;;[.B36]);&quot;%INDUSTRY%&quot;;[.D36]);&quot;%PARENT%&quot;;[.A36]);&quot;%GTUUID%&quot;;[.J36])" office:value-type="string" office:string-value="{ 'name' : 'Aegis', 'type' : 'TU', 'industrycode' : 'K64-66','parent' : 'CU:826:X0-99:0000000001','GTUUID':'{CU:826:X0-99:0000000001}::TU:826:K64-66:0000000032'}," calcext:value-type="string">
            <text:p>{ 'name' : 'Aegis', 'type' : 'TU', 'industrycode' : 'K64-66','parent' : 'CU:826:X0-99:0000000001','GTUUID':'{CU:826:X0-99:0000000001}::TU:826:K64-66:0000000032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F41-43</text:p>
          </table:table-cell>
          <table:table-cell table:formula="of:=CONCATENATE([.B37];&quot;:&quot;;[.C37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7:.E255390];[.E37])" office:value-type="float" office:value="9999999980" calcext:value-type="float">
            <text:p>9999999980</text:p>
          </table:table-cell>
          <table:table-cell table:formula="of:=COUNTIF([.$E$3:.$E$25536];[.E37])-COUNTIF(INDIRECT(CONCATENATE(&quot;$E$&quot;;ROW()+1;&quot;:$E$255355&quot;));[.E37])" office:value-type="float" office:value="33" calcext:value-type="float">
            <text:p>33</text:p>
          </table:table-cell>
          <table:table-cell office:value-type="string" calcext:value-type="string">
            <text:p>Union of Construction, Allied Trades and Technicians</text:p>
          </table:table-cell>
          <table:table-cell table:formula="of:=CONCATENATE(&quot;{&quot;;[.A37];&quot;}::&quot;;[.E37];&quot;:&quot;;[.D37];&quot;:&quot;;LEFT([.F37];LEN([.F37])-LEN([.H37]));[.H37])" office:value-type="string" office:string-value="{CU:826:X0-99:0000000001}::TU:826:F41-43:0000000033" calcext:value-type="string">
            <text:p>{CU:826:X0-99:0000000001}::TU:826:F41-43:0000000033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7]);&quot;%TYPE%&quot;;[.B37]);&quot;%INDUSTRY%&quot;;[.D37]);&quot;%PARENT%&quot;;[.A37]);&quot;%GTUUID%&quot;;[.J37])" office:value-type="string" office:string-value="{ 'name' : 'Union of Construction, Allied Trades and Technicians', 'type' : 'TU', 'industrycode' : 'F41-43','parent' : 'CU:826:X0-99:0000000001','GTUUID':'{CU:826:X0-99:0000000001}::TU:826:F41-43:0000000033'}," calcext:value-type="string">
            <text:p>{ 'name' : 'Union of Construction, Allied Trades and Technicians', 'type' : 'TU', 'industrycode' : 'F41-43','parent' : 'CU:826:X0-99:0000000001','GTUUID':'{CU:826:X0-99:0000000001}::TU:826:F41-43:0000000033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F41-43</text:p>
          </table:table-cell>
          <table:table-cell table:formula="of:=CONCATENATE([.B38];&quot;:&quot;;[.C38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8:.E255391];[.E38])" office:value-type="float" office:value="9999999981" calcext:value-type="float">
            <text:p>9999999981</text:p>
          </table:table-cell>
          <table:table-cell table:formula="of:=COUNTIF([.$E$3:.$E$25536];[.E38])-COUNTIF(INDIRECT(CONCATENATE(&quot;$E$&quot;;ROW()+1;&quot;:$E$255355&quot;));[.E38])" office:value-type="float" office:value="34" calcext:value-type="float">
            <text:p>34</text:p>
          </table:table-cell>
          <table:table-cell office:value-type="string" calcext:value-type="string">
            <text:p>Britannia Staff Union</text:p>
          </table:table-cell>
          <table:table-cell table:formula="of:=CONCATENATE(&quot;{&quot;;[.A38];&quot;}::&quot;;[.E38];&quot;:&quot;;[.D38];&quot;:&quot;;LEFT([.F38];LEN([.F38])-LEN([.H38]));[.H38])" office:value-type="string" office:string-value="{CU:826:X0-99:0000000001}::TU:826:F41-43:0000000034" calcext:value-type="string">
            <text:p>{CU:826:X0-99:0000000001}::TU:826:F41-43:0000000034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8]);&quot;%TYPE%&quot;;[.B38]);&quot;%INDUSTRY%&quot;;[.D38]);&quot;%PARENT%&quot;;[.A38]);&quot;%GTUUID%&quot;;[.J38])" office:value-type="string" office:string-value="{ 'name' : 'Britannia Staff Union', 'type' : 'TU', 'industrycode' : 'F41-43','parent' : 'CU:826:X0-99:0000000001','GTUUID':'{CU:826:X0-99:0000000001}::TU:826:F41-43:0000000034'}," calcext:value-type="string">
            <text:p>{ 'name' : 'Britannia Staff Union', 'type' : 'TU', 'industrycode' : 'F41-43','parent' : 'CU:826:X0-99:0000000001','GTUUID':'{CU:826:X0-99:0000000001}::TU:826:F41-43:0000000034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R93</text:p>
          </table:table-cell>
          <table:table-cell table:formula="of:=CONCATENATE([.B39];&quot;:&quot;;[.C39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39:.E255392];[.E39])" office:value-type="float" office:value="9999999982" calcext:value-type="float">
            <text:p>9999999982</text:p>
          </table:table-cell>
          <table:table-cell table:formula="of:=COUNTIF([.$E$3:.$E$25536];[.E39])-COUNTIF(INDIRECT(CONCATENATE(&quot;$E$&quot;;ROW()+1;&quot;:$E$255355&quot;));[.E39])" office:value-type="float" office:value="35" calcext:value-type="float">
            <text:p>35</text:p>
          </table:table-cell>
          <table:table-cell office:value-type="string" calcext:value-type="string">
            <text:p>National Association of Stable Staff</text:p>
          </table:table-cell>
          <table:table-cell table:formula="of:=CONCATENATE(&quot;{&quot;;[.A39];&quot;}::&quot;;[.E39];&quot;:&quot;;[.D39];&quot;:&quot;;LEFT([.F39];LEN([.F39])-LEN([.H39]));[.H39])" office:value-type="string" office:string-value="{CU:826:X0-99:0000000001}::TU:826:R93:0000000035" calcext:value-type="string">
            <text:p>{CU:826:X0-99:0000000001}::TU:826:R93:0000000035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39]);&quot;%TYPE%&quot;;[.B39]);&quot;%INDUSTRY%&quot;;[.D39]);&quot;%PARENT%&quot;;[.A39]);&quot;%GTUUID%&quot;;[.J39])" office:value-type="string" office:string-value="{ 'name' : 'National Association of Stable Staff', 'type' : 'TU', 'industrycode' : 'R93','parent' : 'CU:826:X0-99:0000000001','GTUUID':'{CU:826:X0-99:0000000001}::TU:826:R93:0000000035'}," calcext:value-type="string">
            <text:p>{ 'name' : 'National Association of Stable Staff', 'type' : 'TU', 'industrycode' : 'R93','parent' : 'CU:826:X0-99:0000000001','GTUUID':'{CU:826:X0-99:0000000001}::TU:826:R93:0000000035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P85</text:p>
          </table:table-cell>
          <table:table-cell table:formula="of:=CONCATENATE([.B40];&quot;:&quot;;[.C40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0:.E255393];[.E40])" office:value-type="float" office:value="9999999983" calcext:value-type="float">
            <text:p>9999999983</text:p>
          </table:table-cell>
          <table:table-cell table:formula="of:=COUNTIF([.$E$3:.$E$25536];[.E40])-COUNTIF(INDIRECT(CONCATENATE(&quot;$E$&quot;;ROW()+1;&quot;:$E$255355&quot;));[.E40])" office:value-type="float" office:value="36" calcext:value-type="float">
            <text:p>36</text:p>
          </table:table-cell>
          <table:table-cell office:value-type="string" calcext:value-type="string">
            <text:p>National Association of Schoolmasters Union of Women Teachers</text:p>
          </table:table-cell>
          <table:table-cell table:formula="of:=CONCATENATE(&quot;{&quot;;[.A40];&quot;}::&quot;;[.E40];&quot;:&quot;;[.D40];&quot;:&quot;;LEFT([.F40];LEN([.F40])-LEN([.H40]));[.H40])" office:value-type="string" office:string-value="{CU:826:X0-99:0000000001}::TU:826:P85:0000000036" calcext:value-type="string">
            <text:p>{CU:826:X0-99:0000000001}::TU:826:P85:0000000036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0]);&quot;%TYPE%&quot;;[.B40]);&quot;%INDUSTRY%&quot;;[.D40]);&quot;%PARENT%&quot;;[.A40]);&quot;%GTUUID%&quot;;[.J40])" office:value-type="string" office:string-value="{ 'name' : 'National Association of Schoolmasters Union of Women Teachers', 'type' : 'TU', 'industrycode' : 'P85','parent' : 'CU:826:X0-99:0000000001','GTUUID':'{CU:826:X0-99:0000000001}::TU:826:P85:0000000036'}," calcext:value-type="string">
            <text:p>{ 'name' : 'National Association of Schoolmasters Union of Women Teachers', 'type' : 'TU', 'industrycode' : 'P85','parent' : 'CU:826:X0-99:0000000001','GTUUID':'{CU:826:X0-99:0000000001}::TU:826:P85:0000000036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M72.Q86</text:p>
          </table:table-cell>
          <table:table-cell table:formula="of:=CONCATENATE([.B41];&quot;:&quot;;[.C41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1:.E255394];[.E41])" office:value-type="float" office:value="9999999984" calcext:value-type="float">
            <text:p>9999999984</text:p>
          </table:table-cell>
          <table:table-cell table:formula="of:=COUNTIF([.$E$3:.$E$25536];[.E41])-COUNTIF(INDIRECT(CONCATENATE(&quot;$E$&quot;;ROW()+1;&quot;:$E$255355&quot;));[.E41])" office:value-type="float" office:value="37" calcext:value-type="float">
            <text:p>37</text:p>
          </table:table-cell>
          <table:table-cell office:value-type="string" calcext:value-type="string">
            <text:p>The Royal College of Midwives</text:p>
          </table:table-cell>
          <table:table-cell table:formula="of:=CONCATENATE(&quot;{&quot;;[.A41];&quot;}::&quot;;[.E41];&quot;:&quot;;[.D41];&quot;:&quot;;LEFT([.F41];LEN([.F41])-LEN([.H41]));[.H41])" office:value-type="string" office:string-value="{CU:826:X0-99:0000000001}::TU:826:M72.Q86:0000000037" calcext:value-type="string">
            <text:p>{CU:826:X0-99:0000000001}::TU:826:M72.Q86:0000000037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1]);&quot;%TYPE%&quot;;[.B41]);&quot;%INDUSTRY%&quot;;[.D41]);&quot;%PARENT%&quot;;[.A41]);&quot;%GTUUID%&quot;;[.J41])" office:value-type="string" office:string-value="{ 'name' : 'The Royal College of Midwives', 'type' : 'TU', 'industrycode' : 'M72.Q86','parent' : 'CU:826:X0-99:0000000001','GTUUID':'{CU:826:X0-99:0000000001}::TU:826:M72.Q86:0000000037'}," calcext:value-type="string">
            <text:p>{ 'name' : 'The Royal College of Midwives', 'type' : 'TU', 'industrycode' : 'M72.Q86','parent' : 'CU:826:X0-99:0000000001','GTUUID':'{CU:826:X0-99:0000000001}::TU:826:M72.Q86:0000000037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F41-43</text:p>
          </table:table-cell>
          <table:table-cell table:formula="of:=CONCATENATE([.B42];&quot;:&quot;;[.C42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2:.E255395];[.E42])" office:value-type="float" office:value="9999999985" calcext:value-type="float">
            <text:p>9999999985</text:p>
          </table:table-cell>
          <table:table-cell table:formula="of:=COUNTIF([.$E$3:.$E$25536];[.E42])-COUNTIF(INDIRECT(CONCATENATE(&quot;$E$&quot;;ROW()+1;&quot;:$E$255355&quot;));[.E42])" office:value-type="float" office:value="38" calcext:value-type="float">
            <text:p>38</text:p>
          </table:table-cell>
          <table:table-cell office:value-type="string" calcext:value-type="string">
            <text:p>Advance</text:p>
          </table:table-cell>
          <table:table-cell table:formula="of:=CONCATENATE(&quot;{&quot;;[.A42];&quot;}::&quot;;[.E42];&quot;:&quot;;[.D42];&quot;:&quot;;LEFT([.F42];LEN([.F42])-LEN([.H42]));[.H42])" office:value-type="string" office:string-value="{CU:826:X0-99:0000000001}::TU:826:F41-43:0000000038" calcext:value-type="string">
            <text:p>{CU:826:X0-99:0000000001}::TU:826:F41-43:0000000038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2]);&quot;%TYPE%&quot;;[.B42]);&quot;%INDUSTRY%&quot;;[.D42]);&quot;%PARENT%&quot;;[.A42]);&quot;%GTUUID%&quot;;[.J42])" office:value-type="string" office:string-value="{ 'name' : 'Advance', 'type' : 'TU', 'industrycode' : 'F41-43','parent' : 'CU:826:X0-99:0000000001','GTUUID':'{CU:826:X0-99:0000000001}::TU:826:F41-43:0000000038'}," calcext:value-type="string">
            <text:p>{ 'name' : 'Advance', 'type' : 'TU', 'industrycode' : 'F41-43','parent' : 'CU:826:X0-99:0000000001','GTUUID':'{CU:826:X0-99:0000000001}::TU:826:F41-43:0000000038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F41-43</text:p>
          </table:table-cell>
          <table:table-cell table:formula="of:=CONCATENATE([.B43];&quot;:&quot;;[.C43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3:.E255396];[.E43])" office:value-type="float" office:value="9999999986" calcext:value-type="float">
            <text:p>9999999986</text:p>
          </table:table-cell>
          <table:table-cell table:formula="of:=COUNTIF([.$E$3:.$E$25536];[.E43])-COUNTIF(INDIRECT(CONCATENATE(&quot;$E$&quot;;ROW()+1;&quot;:$E$255355&quot;));[.E43])" office:value-type="float" office:value="39" calcext:value-type="float">
            <text:p>39</text:p>
          </table:table-cell>
          <table:table-cell office:value-type="string" calcext:value-type="string">
            <text:p>Accord</text:p>
          </table:table-cell>
          <table:table-cell table:formula="of:=CONCATENATE(&quot;{&quot;;[.A43];&quot;}::&quot;;[.E43];&quot;:&quot;;[.D43];&quot;:&quot;;LEFT([.F43];LEN([.F43])-LEN([.H43]));[.H43])" office:value-type="string" office:string-value="{CU:826:X0-99:0000000001}::TU:826:F41-43:0000000039" calcext:value-type="string">
            <text:p>{CU:826:X0-99:0000000001}::TU:826:F41-43:0000000039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3]);&quot;%TYPE%&quot;;[.B43]);&quot;%INDUSTRY%&quot;;[.D43]);&quot;%PARENT%&quot;;[.A43]);&quot;%GTUUID%&quot;;[.J43])" office:value-type="string" office:string-value="{ 'name' : 'Accord', 'type' : 'TU', 'industrycode' : 'F41-43','parent' : 'CU:826:X0-99:0000000001','GTUUID':'{CU:826:X0-99:0000000001}::TU:826:F41-43:0000000039'}," calcext:value-type="string">
            <text:p>{ 'name' : 'Accord', 'type' : 'TU', 'industrycode' : 'F41-43','parent' : 'CU:826:X0-99:0000000001','GTUUID':'{CU:826:X0-99:0000000001}::TU:826:F41-43:0000000039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P85</text:p>
          </table:table-cell>
          <table:table-cell table:formula="of:=CONCATENATE([.B44];&quot;:&quot;;[.C44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4:.E255397];[.E44])" office:value-type="float" office:value="9999999987" calcext:value-type="float">
            <text:p>9999999987</text:p>
          </table:table-cell>
          <table:table-cell table:formula="of:=COUNTIF([.$E$3:.$E$25536];[.E44])-COUNTIF(INDIRECT(CONCATENATE(&quot;$E$&quot;;ROW()+1;&quot;:$E$255355&quot;));[.E44])" office:value-type="float" office:value="40" calcext:value-type="float">
            <text:p>40</text:p>
          </table:table-cell>
          <table:table-cell office:value-type="string" calcext:value-type="string">
            <text:p>Association of Teachers and Lecturers</text:p>
          </table:table-cell>
          <table:table-cell table:formula="of:=CONCATENATE(&quot;{&quot;;[.A44];&quot;}::&quot;;[.E44];&quot;:&quot;;[.D44];&quot;:&quot;;LEFT([.F44];LEN([.F44])-LEN([.H44]));[.H44])" office:value-type="string" office:string-value="{CU:826:X0-99:0000000001}::TU:826:P85:0000000040" calcext:value-type="string">
            <text:p>{CU:826:X0-99:0000000001}::TU:826:P85:0000000040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4]);&quot;%TYPE%&quot;;[.B44]);&quot;%INDUSTRY%&quot;;[.D44]);&quot;%PARENT%&quot;;[.A44]);&quot;%GTUUID%&quot;;[.J44])" office:value-type="string" office:string-value="{ 'name' : 'Association of Teachers and Lecturers', 'type' : 'TU', 'industrycode' : 'P85','parent' : 'CU:826:X0-99:0000000001','GTUUID':'{CU:826:X0-99:0000000001}::TU:826:P85:0000000040'}," calcext:value-type="string">
            <text:p>{ 'name' : 'Association of Teachers and Lecturers', 'type' : 'TU', 'industrycode' : 'P85','parent' : 'CU:826:X0-99:0000000001','GTUUID':'{CU:826:X0-99:0000000001}::TU:826:P85:0000000040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H49-51</text:p>
          </table:table-cell>
          <table:table-cell table:formula="of:=CONCATENATE([.B45];&quot;:&quot;;[.C45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5:.E255398];[.E45])" office:value-type="float" office:value="9999999988" calcext:value-type="float">
            <text:p>9999999988</text:p>
          </table:table-cell>
          <table:table-cell table:formula="of:=COUNTIF([.$E$3:.$E$25536];[.E45])-COUNTIF(INDIRECT(CONCATENATE(&quot;$E$&quot;;ROW()+1;&quot;:$E$255355&quot;));[.E45])" office:value-type="float" office:value="41" calcext:value-type="float">
            <text:p>41</text:p>
          </table:table-cell>
          <table:table-cell office:value-type="string" calcext:value-type="string">
            <text:p>National Union of Rail, Maritime and Transport Workers</text:p>
          </table:table-cell>
          <table:table-cell table:formula="of:=CONCATENATE(&quot;{&quot;;[.A45];&quot;}::&quot;;[.E45];&quot;:&quot;;[.D45];&quot;:&quot;;LEFT([.F45];LEN([.F45])-LEN([.H45]));[.H45])" office:value-type="string" office:string-value="{CU:826:X0-99:0000000001}::TU:826:H49-51:0000000041" calcext:value-type="string">
            <text:p>{CU:826:X0-99:0000000001}::TU:826:H49-51:0000000041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5]);&quot;%TYPE%&quot;;[.B45]);&quot;%INDUSTRY%&quot;;[.D45]);&quot;%PARENT%&quot;;[.A45]);&quot;%GTUUID%&quot;;[.J45])" office:value-type="string" office:string-value="{ 'name' : 'National Union of Rail, Maritime and Transport Workers', 'type' : 'TU', 'industrycode' : 'H49-51','parent' : 'CU:826:X0-99:0000000001','GTUUID':'{CU:826:X0-99:0000000001}::TU:826:H49-51:0000000041'}," calcext:value-type="string">
            <text:p>{ 'name' : 'National Union of Rail, Maritime and Transport Workers', 'type' : 'TU', 'industrycode' : 'H49-51','parent' : 'CU:826:X0-99:0000000001','GTUUID':'{CU:826:X0-99:0000000001}::TU:826:H49-51:0000000041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F41-43</text:p>
          </table:table-cell>
          <table:table-cell table:formula="of:=CONCATENATE([.B46];&quot;:&quot;;[.C46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6:.E255399];[.E46])" office:value-type="float" office:value="9999999989" calcext:value-type="float">
            <text:p>9999999989</text:p>
          </table:table-cell>
          <table:table-cell table:formula="of:=COUNTIF([.$E$3:.$E$25536];[.E46])-COUNTIF(INDIRECT(CONCATENATE(&quot;$E$&quot;;ROW()+1;&quot;:$E$255355&quot;));[.E46])" office:value-type="float" office:value="42" calcext:value-type="float">
            <text:p>42</text:p>
          </table:table-cell>
          <table:table-cell office:value-type="string" calcext:value-type="string">
            <text:p>Nationwide Group Staff Union</text:p>
          </table:table-cell>
          <table:table-cell table:formula="of:=CONCATENATE(&quot;{&quot;;[.A46];&quot;}::&quot;;[.E46];&quot;:&quot;;[.D46];&quot;:&quot;;LEFT([.F46];LEN([.F46])-LEN([.H46]));[.H46])" office:value-type="string" office:string-value="{CU:826:X0-99:0000000001}::TU:826:F41-43:0000000042" calcext:value-type="string">
            <text:p>{CU:826:X0-99:0000000001}::TU:826:F41-43:0000000042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6]);&quot;%TYPE%&quot;;[.B46]);&quot;%INDUSTRY%&quot;;[.D46]);&quot;%PARENT%&quot;;[.A46]);&quot;%GTUUID%&quot;;[.J46])" office:value-type="string" office:string-value="{ 'name' : 'Nationwide Group Staff Union', 'type' : 'TU', 'industrycode' : 'F41-43','parent' : 'CU:826:X0-99:0000000001','GTUUID':'{CU:826:X0-99:0000000001}::TU:826:F41-43:0000000042'}," calcext:value-type="string">
            <text:p>{ 'name' : 'Nationwide Group Staff Union', 'type' : 'TU', 'industrycode' : 'F41-43','parent' : 'CU:826:X0-99:0000000001','GTUUID':'{CU:826:X0-99:0000000001}::TU:826:F41-43:0000000042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I59-60.R90</text:p>
          </table:table-cell>
          <table:table-cell table:formula="of:=CONCATENATE([.B47];&quot;:&quot;;[.C47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7:.E255400];[.E47])" office:value-type="float" office:value="9999999990" calcext:value-type="float">
            <text:p>9999999990</text:p>
          </table:table-cell>
          <table:table-cell table:formula="of:=COUNTIF([.$E$3:.$E$25536];[.E47])-COUNTIF(INDIRECT(CONCATENATE(&quot;$E$&quot;;ROW()+1;&quot;:$E$255355&quot;));[.E47])" office:value-type="float" office:value="43" calcext:value-type="float">
            <text:p>43</text:p>
          </table:table-cell>
          <table:table-cell office:value-type="string" calcext:value-type="string">
            <text:p>Broadcasting, Entertainment, Cinematograph and Theatre Union</text:p>
          </table:table-cell>
          <table:table-cell table:formula="of:=CONCATENATE(&quot;{&quot;;[.A47];&quot;}::&quot;;[.E47];&quot;:&quot;;[.D47];&quot;:&quot;;LEFT([.F47];LEN([.F47])-LEN([.H47]));[.H47])" office:value-type="string" office:string-value="{CU:826:X0-99:0000000001}::TU:826:I59-60.R90:0000000043" calcext:value-type="string">
            <text:p>{CU:826:X0-99:0000000001}::TU:826:I59-60.R90:0000000043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7]);&quot;%TYPE%&quot;;[.B47]);&quot;%INDUSTRY%&quot;;[.D47]);&quot;%PARENT%&quot;;[.A47]);&quot;%GTUUID%&quot;;[.J47])" office:value-type="string" office:string-value="{ 'name' : 'Broadcasting, Entertainment, Cinematograph and Theatre Union', 'type' : 'TU', 'industrycode' : 'I59-60.R90','parent' : 'CU:826:X0-99:0000000001','GTUUID':'{CU:826:X0-99:0000000001}::TU:826:I59-60.R90:0000000043'}," calcext:value-type="string">
            <text:p>{ 'name' : 'Broadcasting, Entertainment, Cinematograph and Theatre Union', 'type' : 'TU', 'industrycode' : 'I59-60.R90','parent' : 'CU:826:X0-99:0000000001','GTUUID':'{CU:826:X0-99:0000000001}::TU:826:I59-60.R90:0000000043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J62-63.M72.O84.P85.Q86-88</text:p>
          </table:table-cell>
          <table:table-cell table:formula="of:=CONCATENATE([.B48];&quot;:&quot;;[.C48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8:.E255401];[.E48])" office:value-type="float" office:value="9999999991" calcext:value-type="float">
            <text:p>9999999991</text:p>
          </table:table-cell>
          <table:table-cell table:formula="of:=COUNTIF([.$E$3:.$E$25536];[.E48])-COUNTIF(INDIRECT(CONCATENATE(&quot;$E$&quot;;ROW()+1;&quot;:$E$255355&quot;));[.E48])" office:value-type="float" office:value="44" calcext:value-type="float">
            <text:p>44</text:p>
          </table:table-cell>
          <table:table-cell office:value-type="string" calcext:value-type="string">
            <text:p>UNISON</text:p>
          </table:table-cell>
          <table:table-cell table:formula="of:=CONCATENATE(&quot;{&quot;;[.A48];&quot;}::&quot;;[.E48];&quot;:&quot;;[.D48];&quot;:&quot;;LEFT([.F48];LEN([.F48])-LEN([.H48]));[.H48])" office:value-type="string" office:string-value="{CU:826:X0-99:0000000001}::TU:826:J62-63.M72.O84.P85.Q86-88:0000000044" calcext:value-type="string">
            <text:p>{CU:826:X0-99:0000000001}::TU:826:J62-63.M72.O84.P85.Q86-88:0000000044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8]);&quot;%TYPE%&quot;;[.B48]);&quot;%INDUSTRY%&quot;;[.D48]);&quot;%PARENT%&quot;;[.A48]);&quot;%GTUUID%&quot;;[.J48])" office:value-type="string" office:string-value="{ 'name' : 'UNISON', 'type' : 'TU', 'industrycode' : 'J62-63.M72.O84.P85.Q86-88','parent' : 'CU:826:X0-99:0000000001','GTUUID':'{CU:826:X0-99:0000000001}::TU:826:J62-63.M72.O84.P85.Q86-88:0000000044'}," calcext:value-type="string">
            <text:p>{ 'name' : 'UNISON', 'type' : 'TU', 'industrycode' : 'J62-63.M72.O84.P85.Q86-88','parent' : 'CU:826:X0-99:0000000001','GTUUID':'{CU:826:X0-99:0000000001}::TU:826:J62-63.M72.O84.P85.Q86-88:0000000044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C27-28.F41-43.H53.K64-66</text:p>
          </table:table-cell>
          <table:table-cell table:formula="of:=CONCATENATE([.B49];&quot;:&quot;;[.C49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49:.E255402];[.E49])" office:value-type="float" office:value="9999999992" calcext:value-type="float">
            <text:p>9999999992</text:p>
          </table:table-cell>
          <table:table-cell table:formula="of:=COUNTIF([.$E$3:.$E$25536];[.E49])-COUNTIF(INDIRECT(CONCATENATE(&quot;$E$&quot;;ROW()+1;&quot;:$E$255355&quot;));[.E49])" office:value-type="float" office:value="45" calcext:value-type="float">
            <text:p>45</text:p>
          </table:table-cell>
          <table:table-cell office:value-type="string" calcext:value-type="string">
            <text:p>Communication Workers Union</text:p>
          </table:table-cell>
          <table:table-cell table:formula="of:=CONCATENATE(&quot;{&quot;;[.A49];&quot;}::&quot;;[.E49];&quot;:&quot;;[.D49];&quot;:&quot;;LEFT([.F49];LEN([.F49])-LEN([.H49]));[.H49])" office:value-type="string" office:string-value="{CU:826:X0-99:0000000001}::TU:826:C27-28.F41-43.H53.K64-66:0000000045" calcext:value-type="string">
            <text:p>{CU:826:X0-99:0000000001}::TU:826:C27-28.F41-43.H53.K64-66:0000000045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49]);&quot;%TYPE%&quot;;[.B49]);&quot;%INDUSTRY%&quot;;[.D49]);&quot;%PARENT%&quot;;[.A49]);&quot;%GTUUID%&quot;;[.J49])" office:value-type="string" office:string-value="{ 'name' : 'Communication Workers Union', 'type' : 'TU', 'industrycode' : 'C27-28.F41-43.H53.K64-66','parent' : 'CU:826:X0-99:0000000001','GTUUID':'{CU:826:X0-99:0000000001}::TU:826:C27-28.F41-43.H53.K64-66:0000000045'}," calcext:value-type="string">
            <text:p>{ 'name' : 'Communication Workers Union', 'type' : 'TU', 'industrycode' : 'C27-28.F41-43.H53.K64-66','parent' : 'CU:826:X0-99:0000000001','GTUUID':'{CU:826:X0-99:0000000001}::TU:826:C27-28.F41-43.H53.K64-66:0000000045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J61-63.P84.R91</text:p>
          </table:table-cell>
          <table:table-cell table:formula="of:=CONCATENATE([.B50];&quot;:&quot;;[.C50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50:.E255403];[.E50])" office:value-type="float" office:value="9999999993" calcext:value-type="float">
            <text:p>9999999993</text:p>
          </table:table-cell>
          <table:table-cell table:formula="of:=COUNTIF([.$E$3:.$E$25536];[.E50])-COUNTIF(INDIRECT(CONCATENATE(&quot;$E$&quot;;ROW()+1;&quot;:$E$255355&quot;));[.E50])" office:value-type="float" office:value="46" calcext:value-type="float">
            <text:p>46</text:p>
          </table:table-cell>
          <table:table-cell office:value-type="string" calcext:value-type="string">
            <text:p>Public and Commercial Services Union</text:p>
          </table:table-cell>
          <table:table-cell table:formula="of:=CONCATENATE(&quot;{&quot;;[.A50];&quot;}::&quot;;[.E50];&quot;:&quot;;[.D50];&quot;:&quot;;LEFT([.F50];LEN([.F50])-LEN([.H50]));[.H50])" office:value-type="string" office:string-value="{CU:826:X0-99:0000000001}::TU:826:J61-63.P84.R91:0000000046" calcext:value-type="string">
            <text:p>{CU:826:X0-99:0000000001}::TU:826:J61-63.P84.R91:0000000046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50]);&quot;%TYPE%&quot;;[.B50]);&quot;%INDUSTRY%&quot;;[.D50]);&quot;%PARENT%&quot;;[.A50]);&quot;%GTUUID%&quot;;[.J50])" office:value-type="string" office:string-value="{ 'name' : 'Public and Commercial Services Union', 'type' : 'TU', 'industrycode' : 'J61-63.P84.R91','parent' : 'CU:826:X0-99:0000000001','GTUUID':'{CU:826:X0-99:0000000001}::TU:826:J61-63.P84.R91:0000000046'}," calcext:value-type="string">
            <text:p>{ 'name' : 'Public and Commercial Services Union', 'type' : 'TU', 'industrycode' : 'J61-63.P84.R91','parent' : 'CU:826:X0-99:0000000001','GTUUID':'{CU:826:X0-99:0000000001}::TU:826:J61-63.P84.R91:0000000046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01-03.C32.F41-43.H50,53.K64-66.M69-75.O84</text:p>
          </table:table-cell>
          <table:table-cell table:formula="of:=CONCATENATE([.B51];&quot;:&quot;;[.C51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51:.E255404];[.E51])" office:value-type="float" office:value="9999999994" calcext:value-type="float">
            <text:p>9999999994</text:p>
          </table:table-cell>
          <table:table-cell table:formula="of:=COUNTIF([.$E$3:.$E$25536];[.E51])-COUNTIF(INDIRECT(CONCATENATE(&quot;$E$&quot;;ROW()+1;&quot;:$E$255355&quot;));[.E51])" office:value-type="float" office:value="47" calcext:value-type="float">
            <text:p>47</text:p>
          </table:table-cell>
          <table:table-cell office:value-type="string" calcext:value-type="string">
            <text:p>Prospect</text:p>
          </table:table-cell>
          <table:table-cell table:formula="of:=CONCATENATE(&quot;{&quot;;[.A51];&quot;}::&quot;;[.E51];&quot;:&quot;;[.D51];&quot;:&quot;;LEFT([.F51];LEN([.F51])-LEN([.H51]));[.H51])" office:value-type="string" office:string-value="{CU:826:X0-99:0000000001}::TU:826:A01-03.C32.F41-43.H50,53.K64-66.M69-75.O84:0000000047" calcext:value-type="string">
            <text:p>{CU:826:X0-99:0000000001}::TU:826:A01-03.C32.F41-43.H50,53.K64-66.M69-75.O84:0000000047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51]);&quot;%TYPE%&quot;;[.B51]);&quot;%INDUSTRY%&quot;;[.D51]);&quot;%PARENT%&quot;;[.A51]);&quot;%GTUUID%&quot;;[.J51])" office:value-type="string" office:string-value="{ 'name' : 'Prospect', 'type' : 'TU', 'industrycode' : 'A01-03.C32.F41-43.H50,53.K64-66.M69-75.O84','parent' : 'CU:826:X0-99:0000000001','GTUUID':'{CU:826:X0-99:0000000001}::TU:826:A01-03.C32.F41-43.H50,53.K64-66.M69-75.O84:0000000047'}," calcext:value-type="string">
            <text:p>{ 'name' : 'Prospect', 'type' : 'TU', 'industrycode' : 'A01-03.C32.F41-43.H50,53.K64-66.M69-75.O84','parent' : 'CU:826:X0-99:0000000001','GTUUID':'{CU:826:X0-99:0000000001}::TU:826:A01-03.C32.F41-43.H50,53.K64-66.M69-75.O84:0000000047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F41-43</text:p>
          </table:table-cell>
          <table:table-cell table:formula="of:=CONCATENATE([.B52];&quot;:&quot;;[.C52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52:.E255405];[.E52])" office:value-type="float" office:value="9999999995" calcext:value-type="float">
            <text:p>9999999995</text:p>
          </table:table-cell>
          <table:table-cell table:formula="of:=COUNTIF([.$E$3:.$E$25536];[.E52])-COUNTIF(INDIRECT(CONCATENATE(&quot;$E$&quot;;ROW()+1;&quot;:$E$255355&quot;));[.E52])" office:value-type="float" office:value="48" calcext:value-type="float">
            <text:p>48</text:p>
          </table:table-cell>
          <table:table-cell office:value-type="string" calcext:value-type="string">
            <text:p>Staff Union West Bromwich Building Society</text:p>
          </table:table-cell>
          <table:table-cell table:formula="of:=CONCATENATE(&quot;{&quot;;[.A52];&quot;}::&quot;;[.E52];&quot;:&quot;;[.D52];&quot;:&quot;;LEFT([.F52];LEN([.F52])-LEN([.H52]));[.H52])" office:value-type="string" office:string-value="{CU:826:X0-99:0000000001}::TU:826:F41-43:0000000048" calcext:value-type="string">
            <text:p>{CU:826:X0-99:0000000001}::TU:826:F41-43:0000000048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52]);&quot;%TYPE%&quot;;[.B52]);&quot;%INDUSTRY%&quot;;[.D52]);&quot;%PARENT%&quot;;[.A52]);&quot;%GTUUID%&quot;;[.J52])" office:value-type="string" office:string-value="{ 'name' : 'Staff Union West Bromwich Building Society', 'type' : 'TU', 'industrycode' : 'F41-43','parent' : 'CU:826:X0-99:0000000001','GTUUID':'{CU:826:X0-99:0000000001}::TU:826:F41-43:0000000048'}," calcext:value-type="string">
            <text:p>{ 'name' : 'Staff Union West Bromwich Building Society', 'type' : 'TU', 'industrycode' : 'F41-43','parent' : 'CU:826:X0-99:0000000001','GTUUID':'{CU:826:X0-99:0000000001}::TU:826:F41-43:0000000048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C10-33.G45-47.O84.Q87-88.R92.S94</text:p>
          </table:table-cell>
          <table:table-cell table:formula="of:=CONCATENATE([.B53];&quot;:&quot;;[.C53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53:.E255406];[.E53])" office:value-type="float" office:value="9999999996" calcext:value-type="float">
            <text:p>9999999996</text:p>
          </table:table-cell>
          <table:table-cell table:formula="of:=COUNTIF([.$E$3:.$E$25536];[.E53])-COUNTIF(INDIRECT(CONCATENATE(&quot;$E$&quot;;ROW()+1;&quot;:$E$255355&quot;));[.E53])" office:value-type="float" office:value="49" calcext:value-type="float">
            <text:p>49</text:p>
          </table:table-cell>
          <table:table-cell office:value-type="string" calcext:value-type="string">
            <text:p>Community</text:p>
          </table:table-cell>
          <table:table-cell table:formula="of:=CONCATENATE(&quot;{&quot;;[.A53];&quot;}::&quot;;[.E53];&quot;:&quot;;[.D53];&quot;:&quot;;LEFT([.F53];LEN([.F53])-LEN([.H53]));[.H53])" office:value-type="string" office:string-value="{CU:826:X0-99:0000000001}::TU:826:C10-33.G45-47.O84.Q87-88.R92.S94:0000000049" calcext:value-type="string">
            <text:p>{CU:826:X0-99:0000000001}::TU:826:C10-33.G45-47.O84.Q87-88.R92.S94:0000000049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53]);&quot;%TYPE%&quot;;[.B53]);&quot;%INDUSTRY%&quot;;[.D53]);&quot;%PARENT%&quot;;[.A53]);&quot;%GTUUID%&quot;;[.J53])" office:value-type="string" office:string-value="{ 'name' : 'Community', 'type' : 'TU', 'industrycode' : 'C10-33.G45-47.O84.Q87-88.R92.S94','parent' : 'CU:826:X0-99:0000000001','GTUUID':'{CU:826:X0-99:0000000001}::TU:826:C10-33.G45-47.O84.Q87-88.R92.S94:0000000049'}," calcext:value-type="string">
            <text:p>{ 'name' : 'Community', 'type' : 'TU', 'industrycode' : 'C10-33.G45-47.O84.Q87-88.R92.S94','parent' : 'CU:826:X0-99:0000000001','GTUUID':'{CU:826:X0-99:0000000001}::TU:826:C10-33.G45-47.O84.Q87-88.R92.S94:0000000049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P85</text:p>
          </table:table-cell>
          <table:table-cell table:formula="of:=CONCATENATE([.B54];&quot;:&quot;;[.C54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54:.E255407];[.E54])" office:value-type="float" office:value="9999999997" calcext:value-type="float">
            <text:p>9999999997</text:p>
          </table:table-cell>
          <table:table-cell table:formula="of:=COUNTIF([.$E$3:.$E$25536];[.E54])-COUNTIF(INDIRECT(CONCATENATE(&quot;$E$&quot;;ROW()+1;&quot;:$E$255355&quot;));[.E54])" office:value-type="float" office:value="50" calcext:value-type="float">
            <text:p>50</text:p>
          </table:table-cell>
          <table:table-cell office:value-type="string" calcext:value-type="string">
            <text:p>University and College Union</text:p>
          </table:table-cell>
          <table:table-cell table:formula="of:=CONCATENATE(&quot;{&quot;;[.A54];&quot;}::&quot;;[.E54];&quot;:&quot;;[.D54];&quot;:&quot;;LEFT([.F54];LEN([.F54])-LEN([.H54]));[.H54])" office:value-type="string" office:string-value="{CU:826:X0-99:0000000001}::TU:826:P85:0000000050" calcext:value-type="string">
            <text:p>{CU:826:X0-99:0000000001}::TU:826:P85:0000000050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54]);&quot;%TYPE%&quot;;[.B54]);&quot;%INDUSTRY%&quot;;[.D54]);&quot;%PARENT%&quot;;[.A54]);&quot;%GTUUID%&quot;;[.J54])" office:value-type="string" office:string-value="{ 'name' : 'University and College Union', 'type' : 'TU', 'industrycode' : 'P85','parent' : 'CU:826:X0-99:0000000001','GTUUID':'{CU:826:X0-99:0000000001}::TU:826:P85:0000000050'}," calcext:value-type="string">
            <text:p>{ 'name' : 'University and College Union', 'type' : 'TU', 'industrycode' : 'P85','parent' : 'CU:826:X0-99:0000000001','GTUUID':'{CU:826:X0-99:0000000001}::TU:826:P85:0000000050'},</text:p>
          </table:table-cell>
        </table:table-row>
        <table:table-row table:style-name="ro1">
          <table:table-cell office:value-type="string" calcext:value-type="string">
            <text:p>CU:826:X0-99:0000000001</text:p>
          </table:table-cell>
          <table:table-cell table:content-validation-name="val1" office:value-type="string" calcext:value-type="string">
            <text:p>TU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X0-99</text:p>
          </table:table-cell>
          <table:table-cell table:formula="of:=CONCATENATE([.B55];&quot;:&quot;;[.C55])" office:value-type="string" office:string-value="TU:826" calcext:value-type="string">
            <text:p>TU:826</text:p>
          </table:table-cell>
          <table:table-cell table:style-name="ce2" office:value-type="string" calcext:value-type="string">
            <text:p>0000000001</text:p>
          </table:table-cell>
          <table:table-cell table:formula="of:=9999999999-COUNTIF([.E55:.E255408];[.E55])" office:value-type="float" office:value="9999999998" calcext:value-type="float">
            <text:p>9999999998</text:p>
          </table:table-cell>
          <table:table-cell table:formula="of:=COUNTIF([.$E$3:.$E$25536];[.E55])-COUNTIF(INDIRECT(CONCATENATE(&quot;$E$&quot;;ROW()+1;&quot;:$E$255355&quot;));[.E55])" office:value-type="float" office:value="51" calcext:value-type="float">
            <text:p>51</text:p>
          </table:table-cell>
          <table:table-cell office:value-type="string" calcext:value-type="string">
            <text:p>Unite the Union</text:p>
          </table:table-cell>
          <table:table-cell table:formula="of:=CONCATENATE(&quot;{&quot;;[.A55];&quot;}::&quot;;[.E55];&quot;:&quot;;[.D55];&quot;:&quot;;LEFT([.F55];LEN([.F55])-LEN([.H55]));[.H55])" office:value-type="string" office:string-value="{CU:826:X0-99:0000000001}::TU:826:X0-99:0000000051" calcext:value-type="string">
            <text:p>{CU:826:X0-99:0000000001}::TU:826:X0-99:0000000051</text:p>
          </table:table-cell>
          <table:table-cell table:formula="of:=SUBSTITUTE(SUBSTITUTE(SUBSTITUTE(SUBSTITUTE(SUBSTITUTE(&quot;{ 'name' : '%NAME%', 'type' : '%TYPE%', 'industrycode' : '%INDUSTRY%','parent' : '%PARENT%','GTUUID':'%GTUUID%'},&quot;;&quot;%NAME%&quot;;[.I55]);&quot;%TYPE%&quot;;[.B55]);&quot;%INDUSTRY%&quot;;[.D55]);&quot;%PARENT%&quot;;[.A55]);&quot;%GTUUID%&quot;;[.J55])" office:value-type="string" office:string-value="{ 'name' : 'Unite the Union', 'type' : 'TU', 'industrycode' : 'X0-99','parent' : 'CU:826:X0-99:0000000001','GTUUID':'{CU:826:X0-99:0000000001}::TU:826:X0-99:0000000051'}," calcext:value-type="string">
            <text:p>{ 'name' : 'Unite the Union', 'type' : 'TU', 'industrycode' : 'X0-99','parent' : 'CU:826:X0-99:0000000001','GTUUID':'{CU:826:X0-99:0000000001}::TU:826:X0-99:0000000051'},</text:p>
          </table:table-cell>
        </table:table-row>
        <table:table-row table:style-name="ro1" table:number-rows-repeated="1048520">
          <table:table-cell/>
          <table:table-cell table:content-validation-name="val1"/>
          <table:table-cell table:number-columns-repeated="9"/>
        </table:table-row>
        <table:table-row table:style-name="ro1">
          <table:table-cell/>
          <table:table-cell table:content-validation-name="val1"/>
          <table:table-cell table:number-columns-repeated="9"/>
        </table:table-row>
      </table:table>
      <table:named-expressions/>
      <table:database-ranges>
        <table:database-range table:name="__Anonymous_Sheet_DB__0" table:target-range-address="'TUC Unions'.A1:'TUC Unions'.C52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21:21:30.657399239</meta:creation-date>
    <dc:date>2016-09-13T01:27:39.368690852</dc:date>
    <meta:editing-duration>PT2H15M26S</meta:editing-duration>
    <meta:editing-cycles>57</meta:editing-cycles>
    <meta:generator>LibreOffice/5.0.4.2$Linux_X86_64 LibreOffice_project/00$Build-2</meta:generator>
    <meta:document-statistic meta:table-count="2" meta:cell-count="761" meta:object-count="0"/>
  </office:meta>
</office:document-meta>
</file>